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ffff" draw:textarea-horizontal-align="justify" draw:textarea-vertical-align="middle" draw:auto-grow-height="false" fo:min-height="1.02cm" fo:min-width="0.77cm"/>
    </style:style>
    <style:style style:name="gr2" style:family="graphic" style:parent-style-name="standard">
      <style:graphic-properties draw:stroke="none" draw:fill-color="#007ffe" draw:textarea-horizontal-align="justify" draw:textarea-vertical-align="middle" draw:auto-grow-height="false" fo:min-height="1.02cm" fo:min-width="0.77cm"/>
    </style:style>
    <style:style style:name="gr3" style:family="graphic" style:parent-style-name="objectwithoutfill">
      <style:graphic-properties draw:stroke="solid" svg:stroke-width="0.035cm" svg:stroke-color="#b2b2b2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withoutfill">
      <style:graphic-properties svg:stroke-width="0.035cm" svg:stroke-color="#0000f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fe7f00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ff0000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a5a5a5" draw:marker-start-width="0.252cm" draw:marker-end-width="0.252cm" draw:fill-color="#007ffe" draw:textarea-horizontal-align="justify" draw:textarea-vertical-align="middle" draw:auto-grow-height="false" fo:min-height="2.637cm" fo:min-width="0.73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a5a5a5" draw:marker-start-width="0.252cm" draw:marker-end-width="0.252cm" draw:fill-color="#fe7f00" draw:textarea-horizontal-align="justify" draw:textarea-vertical-align="middle" draw:auto-grow-height="false" fo:min-height="0.605cm" fo:min-width="0.228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a5a5a5" draw:marker-start-width="0.252cm" draw:marker-end-width="0.252cm" draw:fill-color="#0000ff" draw:textarea-horizontal-align="justify" draw:textarea-vertical-align="middle" draw:auto-grow-height="false" fo:min-height="0.605cm" fo:min-width="0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a5a5a5" draw:marker-start-width="0.252cm" draw:marker-end-width="0.252cm" draw:fill-color="#00ffff" draw:textarea-horizontal-align="justify" draw:textarea-vertical-align="middle" draw:auto-grow-height="false" fo:min-height="1.367cm" fo:min-width="0.736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a5a5a5" draw:marker-start-width="0.252cm" draw:marker-end-width="0.252cm" draw:fill-color="#007ffe" draw:textarea-horizontal-align="justify" draw:textarea-vertical-align="middle" draw:auto-grow-height="false" fo:min-height="3.017cm" fo:min-width="0.736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a5a5a5" draw:marker-start-width="0.252cm" draw:marker-end-width="0.252cm" draw:fill-color="#ff0000" draw:textarea-horizontal-align="justify" draw:textarea-vertical-align="middle" draw:auto-grow-height="false" fo:min-height="0.986cm" fo:min-width="0.355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a5a5a5" draw:marker-start-width="0.252cm" draw:marker-end-width="0.252cm" draw:fill-color="#0000ff" draw:textarea-horizontal-align="justify" draw:textarea-vertical-align="middle" draw:auto-grow-height="false" fo:min-height="0.986cm" fo:min-width="0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a5a5a5" draw:marker-start-width="0.252cm" draw:marker-end-width="0.252cm" draw:fill-color="#00ffff" draw:textarea-horizontal-align="justify" draw:textarea-vertical-align="middle" draw:auto-grow-height="false" fo:min-height="0.858cm" fo:min-width="0.736cm" fo:padding-top="0.142cm" fo:padding-bottom="0.142cm" fo:padding-left="0.267cm" fo:padding-right="0.267cm"/>
    </style:style>
    <style:style style:name="gr18" style:family="graphic" style:parent-style-name="objectwithoutfill">
      <style:graphic-properties draw:stroke="dash" draw:stroke-dash="Ultra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a5a5a5" draw:marker-start-width="0.252cm" draw:marker-end-width="0.252cm" draw:fill-color="#0000ff" draw:textarea-horizontal-align="justify" draw:textarea-vertical-align="middle" draw:auto-grow-height="false" fo:min-height="0.351cm" fo:min-width="0.736cm" fo:padding-top="0.142cm" fo:padding-bottom="0.142cm" fo:padding-left="0.267cm" fo:padding-right="0.267cm"/>
    </style:style>
    <style:style style:name="P1" style:family="paragraph">
      <loext:graphic-properties draw:fill-color="#00ffff"/>
      <style:paragraph-properties fo:text-align="center"/>
    </style:style>
    <style:style style:name="P2" style:family="paragraph">
      <loext:graphic-properties draw:fill-color="#007ff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-color="#fe7f00"/>
      <style:paragraph-properties fo:text-align="center"/>
    </style:style>
    <style:style style:name="P7" style:family="paragraph">
      <loext:graphic-properties draw:fill-color="#0000ff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6.08cm" svg:y="14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4.81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3.54cm" svg:y1="2.27cm" svg:x2="3.54cm" svg:y2="8.62cm">
          <text:p/>
        </draw:line>
        <draw:line draw:style-name="gr3" draw:text-style-name="P3" draw:layer="layout" svg:x1="4.81cm" svg:y1="2.27cm" svg:x2="4.81cm" svg:y2="8.62cm">
          <text:p/>
        </draw:line>
        <draw:line draw:style-name="gr3" draw:text-style-name="P3" draw:layer="layout" svg:x1="6.08cm" svg:y1="2.27cm" svg:x2="6.08cm" svg:y2="8.62cm">
          <text:p/>
        </draw:line>
        <draw:line draw:style-name="gr3" draw:text-style-name="P3" draw:layer="layout" svg:x1="7.35cm" svg:y1="2.27cm" svg:x2="7.35cm" svg:y2="8.62cm">
          <text:p/>
        </draw:line>
        <draw:line draw:style-name="gr3" draw:text-style-name="P3" draw:layer="layout" svg:x1="2.27cm" svg:y1="7.35cm" svg:x2="8.62cm" svg:y2="7.35cm">
          <text:p/>
        </draw:line>
        <draw:line draw:style-name="gr3" draw:text-style-name="P3" draw:layer="layout" svg:x1="2.27cm" svg:y1="6.08cm" svg:x2="8.62cm" svg:y2="6.08cm">
          <text:p/>
        </draw:line>
        <draw:line draw:style-name="gr3" draw:text-style-name="P3" draw:layer="layout" svg:x1="2.27cm" svg:y1="4.81cm" svg:x2="8.62cm" svg:y2="4.81cm">
          <text:p/>
        </draw:line>
        <draw:line draw:style-name="gr3" draw:text-style-name="P3" draw:layer="layout" svg:x1="2.27cm" svg:y1="3.54cm" svg:x2="8.62cm" svg:y2="3.54cm">
          <text:p/>
        </draw:line>
        <draw:line draw:style-name="gr4" draw:text-style-name="P3" draw:layer="layout" svg:x1="5.699cm" svg:y1="5.445cm" svg:x2="6.759cm" svg:y2="5.445cm">
          <text:p/>
        </draw:line>
        <draw:line draw:style-name="gr4" draw:text-style-name="P3" draw:layer="layout" svg:x1="5.235cm" svg:y1="5.445cm" svg:x2="4.175cm" svg:y2="5.445cm">
          <text:p/>
        </draw:line>
        <draw:line draw:style-name="gr4" draw:text-style-name="P3" draw:layer="layout" svg:x1="5.445cm" svg:y1="5.699cm" svg:x2="5.445cm" svg:y2="6.759cm">
          <text:p/>
        </draw:line>
        <draw:line draw:style-name="gr4" draw:text-style-name="P3" draw:layer="layout" svg:x1="5.445cm" svg:y1="5.191cm" svg:x2="5.445cm" svg:y2="4.131cm">
          <text:p/>
        </draw:line>
        <draw:g>
          <svg:title>TexMaths</svg:title>
          <svg:desc>14§display§w'_{ijk1}§svg§600§TRUE§</svg:desc>
          <draw:polygon draw:style-name="gr5" draw:text-style-name="P4" draw:layer="layout" svg:width="1.088cm" svg:height="0.584cm" svg:x="6.207cm" svg:y="5.573cm" svg:viewBox="0 0 1089 585" draw:points="545,585 0,585 0,0 1089,0 1089,585">
            <text:p/>
          </draw:polygon>
          <draw:path draw:style-name="gr6" draw:text-style-name="P5" draw:layer="layout" svg:width="0.326cm" svg:height="0.223cm" svg:x="6.222cm" svg:y="5.75cm" svg:viewBox="0 0 327 224" svg:d="M214 50c2-10 7-29 7-31 0-9-7-13-14-13-6 0-15 3-19 13-1 3-24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1 16-39 32-105 32-128 0-27-13-35-22-35-13 0-25 12-25 24 0 6 3 10 8 13 6 6 18 18 18 43 0 16-15 64-27 89-13 27-30 44-55 44-23 0-36-15-36-43 0-13 4-29 5-36z">
            <text:p/>
          </draw:path>
          <draw:path draw:style-name="gr6" draw:text-style-name="P5" draw:layer="layout" svg:width="0.086cm" svg:height="0.178cm" svg:x="6.589cm" svg:y="5.572cm" svg:viewBox="0 0 87 179" svg:d="M84 30c3-5 3-9 3-11 0-11-10-19-20-19-13 0-18 11-19 17l-46 150c-1 0-2 4-2 4 0 5 11 8 13 8 3 0 4 0 6-5z">
            <text:p/>
          </draw:path>
          <draw:path draw:style-name="gr6" draw:text-style-name="P5" draw:layer="layout" svg:width="0.104cm" svg:height="0.232cm" svg:x="6.576cm" svg:y="5.861cm" svg:viewBox="0 0 105 233" svg:d="M96 13c0-5-4-13-13-13-10 0-20 9-20 19 0 6 4 13 14 13s19-10 19-19zM26 189c-2 5-4 8-4 15 0 15 14 29 33 29 36 0 50-48 50-53 0-4-4-4-5-4-5 0-5 2-7 5-8 28-24 42-37 42-7 0-8-5-8-11 0-9 2-15 6-23 3-10 6-19 11-28 2-8 15-40 17-43 1-4 2-8 2-12 0-16-15-29-34-29-34 0-50 47-50 53 0 4 4 4 6 4 5 0 5-2 6-5 9-30 25-43 37-43 6 0 9 4 9 13 0 7-2 13-11 34z">
            <text:p/>
          </draw:path>
          <draw:path draw:style-name="gr6" draw:text-style-name="P5" draw:layer="layout" svg:width="0.151cm" svg:height="0.299cm" svg:x="6.699cm" svg:y="5.861cm" svg:viewBox="0 0 152 300" svg:d="M152 13c0-6-4-13-13-13-10 0-20 10-20 19 0 6 4 13 14 13 9 0 19-8 19-19zM78 246c-5 24-23 44-44 44-5 0-8-1-13-2 9-5 13-13 13-18 0-8-7-12-14-12-11 0-20 9-20 20 0 13 13 22 35 22 20 0 61-12 71-55l32-124c1-3 2-7 2-11 0-19-17-33-38-33-38 0-61 47-61 53 0 4 6 4 6 4 5 0 5-1 8-6 8-21 26-42 46-42 9 0 12 6 12 17 0 4-1 9-1 11z">
            <text:p/>
          </draw:path>
          <draw:path draw:style-name="gr6" draw:text-style-name="P5" draw:layer="layout" svg:width="0.169cm" svg:height="0.243cm" svg:x="6.907cm" svg:y="5.85cm" svg:viewBox="0 0 170 244" svg:d="M83 10c0 0 1-4 1-6 0-1-1-4-6-4-6 0-35 2-44 3-3 0-7 1-7 8 0 6 4 6 9 6 16 0 16 2 16 4 0 3 0 5-2 8l-48 196c-2 6-2 7-2 8 0 4 4 11 12 11 9 0 14-8 16-14 0-3 16-63 17-68 24 3 45 10 45 28 0 1 0 4-1 7-2 6-2 7-2 11 0 25 21 36 37 36 34 0 44-53 44-54 0-4-4-4-6-4-4 0-5 2-6 9-5 14-14 39-32 39-9 0-11-9-11-18 0-5 0-7 1-16 1-1 3-6 3-11 0-30-42-36-56-36 10-6 22-18 29-23 16-17 34-33 53-33 5 0 9 2 12 5-15 2-18 14-18 19 0 8 6 13 14 13 9 0 19-7 19-22 0-11-8-25-27-25s-37 15-54 31c-15 14-26 24-41 31z">
            <text:p/>
          </draw:path>
          <draw:path draw:style-name="gr6" draw:text-style-name="P5" draw:layer="layout" svg:width="0.126cm" svg:height="0.229cm" svg:x="7.137cm" svg:y="5.861cm" svg:viewBox="0 0 127 230" svg:d="M78 10c0-10-1-10-10-10-22 21-53 22-68 22v13c8 0 31 0 50-10v177c0 11 0 15-34 15h-14v13c7 0 50-2 62-2 11 0 55 2 63 2v-13h-14c-35 0-35-4-35-15z">
            <text:p/>
          </draw:path>
        </draw:g>
        <draw:g>
          <svg:title>TexMaths</svg:title>
          <svg:desc>14§display§w'_{ijk2}§svg§600§TRUE§</svg:desc>
          <draw:polygon draw:style-name="gr5" draw:text-style-name="P4" draw:layer="layout" svg:width="1.088cm" svg:height="0.584cm" svg:x="3.594cm" svg:y="5.573cm" svg:viewBox="0 0 1089 585" draw:points="545,585 0,585 0,0 1089,0 1089,585">
            <text:p/>
          </draw:polygon>
          <draw:path draw:style-name="gr6" draw:text-style-name="P5" draw:layer="layout" svg:width="0.326cm" svg:height="0.223cm" svg:x="3.609cm" svg:y="5.75cm" svg:viewBox="0 0 327 224" svg:d="M214 50c2-10 7-29 7-31 0-9-7-13-14-13-6 0-15 3-19 13-1 3-24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1 16-39 32-105 32-128 0-27-13-35-22-35-13 0-25 12-25 24 0 6 3 10 8 13 6 6 18 18 18 43 0 16-15 64-27 89-13 27-30 44-55 44-23 0-36-15-36-43 0-13 4-29 5-36z">
            <text:p/>
          </draw:path>
          <draw:path draw:style-name="gr6" draw:text-style-name="P5" draw:layer="layout" svg:width="0.086cm" svg:height="0.178cm" svg:x="3.976cm" svg:y="5.572cm" svg:viewBox="0 0 87 179" svg:d="M84 30c3-5 3-9 3-11 0-11-10-19-20-19-13 0-18 11-19 17l-46 150c-1 0-2 4-2 4 0 5 11 8 13 8 3 0 4 0 6-5z">
            <text:p/>
          </draw:path>
          <draw:path draw:style-name="gr6" draw:text-style-name="P5" draw:layer="layout" svg:width="0.104cm" svg:height="0.232cm" svg:x="3.963cm" svg:y="5.861cm" svg:viewBox="0 0 105 233" svg:d="M96 13c0-5-4-13-13-13-10 0-20 9-20 19 0 6 4 13 14 13s19-10 19-19zM26 189c-2 5-4 8-4 15 0 15 14 29 33 29 36 0 50-48 50-53 0-4-4-4-5-4-5 0-5 2-7 5-8 28-24 42-37 42-7 0-8-5-8-11 0-9 2-15 6-23 3-10 6-19 11-28 2-8 15-40 17-43 1-4 2-8 2-12 0-16-15-29-34-29-34 0-50 47-50 53 0 4 4 4 6 4 5 0 5-2 6-5 9-30 25-43 37-43 6 0 9 4 9 13 0 7-2 13-11 34z">
            <text:p/>
          </draw:path>
          <draw:path draw:style-name="gr6" draw:text-style-name="P5" draw:layer="layout" svg:width="0.151cm" svg:height="0.299cm" svg:x="4.086cm" svg:y="5.861cm" svg:viewBox="0 0 152 300" svg:d="M152 13c0-6-4-13-13-13-10 0-20 10-20 19 0 6 4 13 14 13 9 0 19-8 19-19zM78 246c-5 24-23 44-44 44-5 0-8-1-13-2 9-5 13-13 13-18 0-8-7-12-14-12-11 0-20 9-20 20 0 13 13 22 35 22 20 0 61-12 71-55l32-124c1-3 2-7 2-11 0-19-17-33-38-33-38 0-61 47-61 53 0 4 6 4 6 4 5 0 5-1 8-6 8-21 26-42 46-42 9 0 12 6 12 17 0 4-1 9-1 11z">
            <text:p/>
          </draw:path>
          <draw:path draw:style-name="gr6" draw:text-style-name="P5" draw:layer="layout" svg:width="0.169cm" svg:height="0.243cm" svg:x="4.294cm" svg:y="5.85cm" svg:viewBox="0 0 170 244" svg:d="M83 10c0 0 1-4 1-6 0-1-1-4-6-4-6 0-35 2-44 3-3 0-7 1-7 8 0 6 4 6 9 6 16 0 16 2 16 4 0 3 0 5-2 8l-48 196c-2 6-2 7-2 8 0 4 4 11 12 11 9 0 14-8 16-14 0-3 16-63 17-68 24 3 45 10 45 28 0 1 0 4-1 7-2 6-2 7-2 11 0 25 21 36 37 36 34 0 44-53 44-54 0-4-4-4-6-4-4 0-5 2-6 9-5 14-14 39-32 39-9 0-11-9-11-18 0-5 0-7 1-16 1-1 3-6 3-11 0-30-42-36-56-36 10-6 22-18 29-23 16-17 34-33 53-33 5 0 9 2 12 5-15 2-18 14-18 19 0 8 6 13 14 13 9 0 19-7 19-22 0-11-8-25-27-25s-37 15-54 31c-15 14-26 24-41 31z">
            <text:p/>
          </draw:path>
          <draw:path draw:style-name="gr6" draw:text-style-name="P5" draw:layer="layout" svg:width="0.152cm" svg:height="0.229cm" svg:x="4.508cm" svg:y="5.861cm" svg:viewBox="0 0 153 230" svg:d="M153 167h-12c-1 8-4 28-9 31-2 2-29 2-33 2h-64c36-32 48-41 69-58 26-20 49-41 49-75 0-41-36-67-81-67-43 0-72 30-72 62 0 18 15 20 18 20 9 0 19-7 19-19 0-6-2-18-20-18 10-25 33-33 50-33 35 0 53 27 53 55 0 30-21 54-33 67l-84 82c-3 3-3 5-3 14h143z">
            <text:p/>
          </draw:path>
        </draw:g>
        <draw:g>
          <svg:title>TexMaths</svg:title>
          <svg:desc>14§display§w'_{ijk3}§svg§600§TRUE§</svg:desc>
          <draw:polygon draw:style-name="gr5" draw:text-style-name="P4" draw:layer="layout" svg:width="1.088cm" svg:height="0.584cm" svg:x="4.864cm" svg:y="6.762cm" svg:viewBox="0 0 1089 585" draw:points="545,585 0,585 0,0 1089,0 1089,585">
            <text:p/>
          </draw:polygon>
          <draw:path draw:style-name="gr6" draw:text-style-name="P5" draw:layer="layout" svg:width="0.326cm" svg:height="0.223cm" svg:x="4.879cm" svg:y="6.939cm" svg:viewBox="0 0 327 224" svg:d="M214 50c2-10 7-29 7-31 0-9-7-13-14-13-6 0-15 3-19 13-1 3-24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1 16-39 32-105 32-128 0-27-13-35-22-35-13 0-25 12-25 24 0 6 3 10 8 13 6 6 18 18 18 43 0 16-15 64-27 89-13 27-30 44-55 44-23 0-36-15-36-43 0-13 4-29 5-36z">
            <text:p/>
          </draw:path>
          <draw:path draw:style-name="gr6" draw:text-style-name="P5" draw:layer="layout" svg:width="0.086cm" svg:height="0.178cm" svg:x="5.246cm" svg:y="6.761cm" svg:viewBox="0 0 87 179" svg:d="M84 30c3-5 3-9 3-11 0-11-10-19-20-19-13 0-18 11-19 17l-46 150c-1 0-2 4-2 4 0 5 11 8 13 8 3 0 4 0 6-5z">
            <text:p/>
          </draw:path>
          <draw:path draw:style-name="gr6" draw:text-style-name="P5" draw:layer="layout" svg:width="0.104cm" svg:height="0.232cm" svg:x="5.233cm" svg:y="7.05cm" svg:viewBox="0 0 105 233" svg:d="M96 13c0-5-4-13-13-13-10 0-20 9-20 19 0 6 4 13 14 13s19-10 19-19zM26 189c-2 5-4 8-4 15 0 15 14 29 33 29 36 0 50-48 50-53 0-4-4-4-5-4-5 0-5 2-7 5-8 28-24 42-37 42-7 0-8-5-8-11 0-9 2-15 6-23 3-10 6-19 11-28 2-8 15-40 17-43 1-4 2-8 2-12 0-16-15-29-34-29-34 0-50 47-50 53 0 4 4 4 6 4 5 0 5-2 6-5 9-30 25-43 37-43 6 0 9 4 9 13 0 7-2 13-11 34z">
            <text:p/>
          </draw:path>
          <draw:path draw:style-name="gr6" draw:text-style-name="P5" draw:layer="layout" svg:width="0.151cm" svg:height="0.299cm" svg:x="5.356cm" svg:y="7.05cm" svg:viewBox="0 0 152 300" svg:d="M152 13c0-6-4-13-13-13-10 0-20 10-20 19 0 6 4 13 14 13 9 0 19-8 19-19zM78 246c-5 24-23 44-44 44-5 0-8-1-13-2 9-5 13-13 13-18 0-8-7-12-14-12-11 0-20 9-20 20 0 13 13 22 35 22 20 0 61-12 71-55l32-124c1-3 2-7 2-11 0-19-17-33-38-33-38 0-61 47-61 53 0 4 6 4 6 4 5 0 5-1 8-6 8-21 26-42 46-42 9 0 12 6 12 17 0 4-1 9-1 11z">
            <text:p/>
          </draw:path>
          <draw:path draw:style-name="gr6" draw:text-style-name="P5" draw:layer="layout" svg:width="0.169cm" svg:height="0.243cm" svg:x="5.564cm" svg:y="7.039cm" svg:viewBox="0 0 170 244" svg:d="M83 10c0 0 1-4 1-6 0-1-1-4-6-4-6 0-35 2-44 3-3 0-7 1-7 8 0 6 4 6 9 6 16 0 16 2 16 4 0 3 0 5-2 8l-48 196c-2 6-2 7-2 8 0 4 4 11 12 11 9 0 14-8 16-14 0-3 16-63 17-68 24 3 45 10 45 28 0 1 0 4-1 7-2 6-2 7-2 11 0 25 21 36 37 36 34 0 44-53 44-54 0-4-4-4-6-4-4 0-5 2-6 9-5 14-14 39-32 39-9 0-11-9-11-18 0-5 0-7 1-16 1-1 3-6 3-11 0-30-42-36-57-36 11-6 23-18 30-23 16-17 34-33 53-33 5 0 9 2 12 5-15 2-18 14-18 19 0 8 6 13 14 13 9 0 19-7 19-22 0-11-8-25-27-25s-37 15-54 31c-15 14-26 24-41 31z">
            <text:p/>
          </draw:path>
          <draw:path draw:style-name="gr6" draw:text-style-name="P5" draw:layer="layout" svg:width="0.158cm" svg:height="0.235cm" svg:x="5.775cm" svg:y="7.05cm" svg:viewBox="0 0 159 236" svg:d="M76 114c27 0 46 19 46 56 0 43-25 55-45 55-13 0-45-3-59-23 17-2 20-13 20-19 0-12-8-20-19-20-9 0-19 6-19 20 0 33 36 53 78 53 49 0 81-31 81-66 0-27-21-54-59-63 36-12 49-39 49-59 0-28-31-48-71-48-38 0-67 19-67 46 0 12 7 19 18 19 10 0 18-8 18-18s-8-17-18-18c12-16 36-19 48-19 16 0 38 8 38 38 0 15-5 30-14 40-11 14-20 15-38 16-9 0-9 0-11 1 0 0-4 0-4 5 0 4 4 4 9 4z">
            <text:p/>
          </draw:path>
        </draw:g>
        <draw:g>
          <svg:title>TexMaths</svg:title>
          <svg:desc>14§display§w'_{ijk4}§svg§600§TRUE§</svg:desc>
          <draw:polygon draw:style-name="gr5" draw:text-style-name="P4" draw:layer="layout" svg:width="1.088cm" svg:height="0.584cm" svg:x="4.864cm" svg:y="3.541cm" svg:viewBox="0 0 1089 585" draw:points="545,585 0,585 0,0 1089,0 1089,585">
            <text:p/>
          </draw:polygon>
          <draw:path draw:style-name="gr6" draw:text-style-name="P5" draw:layer="layout" svg:width="0.326cm" svg:height="0.223cm" svg:x="4.879cm" svg:y="3.718cm" svg:viewBox="0 0 327 224" svg:d="M214 50c2-10 7-29 7-31 0-9-7-13-14-13-6 0-15 3-19 13-1 3-24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1 16-39 32-105 32-128 0-27-13-35-22-35-13 0-25 12-25 24 0 6 3 10 8 13 6 6 18 18 18 43 0 16-15 64-27 89-13 27-30 44-55 44-23 0-36-15-36-43 0-13 4-29 5-36z">
            <text:p/>
          </draw:path>
          <draw:path draw:style-name="gr6" draw:text-style-name="P5" draw:layer="layout" svg:width="0.086cm" svg:height="0.178cm" svg:x="5.246cm" svg:y="3.54cm" svg:viewBox="0 0 87 179" svg:d="M84 30c3-5 3-9 3-11 0-11-10-19-20-19-13 0-18 11-19 17l-46 150c-1 0-2 4-2 4 0 5 11 8 13 8 3 0 4 0 6-5z">
            <text:p/>
          </draw:path>
          <draw:path draw:style-name="gr6" draw:text-style-name="P5" draw:layer="layout" svg:width="0.104cm" svg:height="0.232cm" svg:x="5.233cm" svg:y="3.829cm" svg:viewBox="0 0 105 233" svg:d="M96 13c0-5-4-13-13-13-10 0-20 9-20 19 0 6 4 13 14 13s19-10 19-19zM26 189c-2 5-4 8-4 15 0 15 14 29 33 29 36 0 50-48 50-53 0-4-4-4-5-4-5 0-5 2-7 5-8 28-24 42-37 42-7 0-8-5-8-11 0-9 2-15 6-23 3-10 6-19 11-28 2-8 15-40 17-43 1-4 2-8 2-12 0-16-15-29-34-29-34 0-50 47-50 53 0 4 4 4 6 4 5 0 5-2 6-5 9-30 25-43 37-43 6 0 9 4 9 13 0 7-2 13-11 34z">
            <text:p/>
          </draw:path>
          <draw:path draw:style-name="gr6" draw:text-style-name="P5" draw:layer="layout" svg:width="0.151cm" svg:height="0.299cm" svg:x="5.356cm" svg:y="3.829cm" svg:viewBox="0 0 152 300" svg:d="M152 13c0-6-4-13-13-13-10 0-20 10-20 19 0 6 4 13 14 13 9 0 19-8 19-19zM78 246c-5 24-23 44-44 44-5 0-8-1-13-2 9-5 13-13 13-18 0-8-7-12-14-12-11 0-20 9-20 20 0 13 13 22 35 22 20 0 61-12 71-55l32-124c1-3 2-7 2-11 0-19-17-33-38-33-38 0-61 47-61 53 0 4 6 4 6 4 5 0 5-1 8-6 8-21 26-42 46-42 9 0 12 6 12 17 0 4-1 9-1 11z">
            <text:p/>
          </draw:path>
          <draw:path draw:style-name="gr6" draw:text-style-name="P5" draw:layer="layout" svg:width="0.169cm" svg:height="0.243cm" svg:x="5.564cm" svg:y="3.818cm" svg:viewBox="0 0 170 244" svg:d="M83 10c0 0 1-4 1-6 0-1-1-4-6-4-6 0-35 2-44 3-3 0-7 1-7 8 0 6 4 6 9 6 16 0 16 2 16 4 0 3 0 5-2 8l-48 196c-2 6-2 7-2 8 0 4 4 11 12 11 9 0 14-8 16-14 0-3 16-63 17-68 24 3 45 10 45 28 0 1 0 4-1 7-2 6-2 7-2 11 0 25 21 36 37 36 34 0 44-53 44-54 0-4-4-4-6-4-4 0-5 2-6 9-5 14-14 39-32 39-9 0-11-9-11-18 0-5 0-7 1-16 1-1 3-6 3-11 0-30-42-36-57-36 11-6 23-18 30-23 16-17 34-33 53-33 5 0 9 2 12 5-15 2-18 14-18 19 0 8 6 13 14 13 9 0 19-7 19-22 0-11-8-25-27-25s-37 15-54 31c-15 14-26 24-41 31z">
            <text:p/>
          </draw:path>
          <draw:path draw:style-name="gr6" draw:text-style-name="P5" draw:layer="layout" svg:width="0.169cm" svg:height="0.232cm" svg:x="5.769cm" svg:y="3.826cm" svg:viewBox="0 0 170 233" svg:d="M170 177v-14h-39v-153c0-8 0-10-7-10-4 0-5 0-10 4l-114 159v14h102v28c0 11 0 16-28 16h-9v12c17 0 39-1 52-1 12 0 34 1 52 1v-12h-10c-28 0-28-5-28-16v-28zM104 37v126h-92z">
            <text:p/>
          </draw:path>
        </draw:g>
        <draw:custom-shape draw:style-name="gr2" draw:text-style-name="P2" draw:layer="layout" svg:width="1.27cm" svg:height="1.27cm" svg:x="12.43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16cm" svg:y1="2.27cm" svg:x2="11.16cm" svg:y2="8.62cm">
          <text:p/>
        </draw:line>
        <draw:line draw:style-name="gr3" draw:text-style-name="P3" draw:layer="layout" svg:x1="12.43cm" svg:y1="2.27cm" svg:x2="12.43cm" svg:y2="8.62cm">
          <text:p/>
        </draw:line>
        <draw:line draw:style-name="gr3" draw:text-style-name="P3" draw:layer="layout" svg:x1="13.7cm" svg:y1="2.27cm" svg:x2="13.7cm" svg:y2="8.62cm">
          <text:p/>
        </draw:line>
        <draw:line draw:style-name="gr3" draw:text-style-name="P3" draw:layer="layout" svg:x1="14.97cm" svg:y1="2.27cm" svg:x2="14.97cm" svg:y2="8.62cm">
          <text:p/>
        </draw:line>
        <draw:line draw:style-name="gr3" draw:text-style-name="P3" draw:layer="layout" svg:x1="9.89cm" svg:y1="7.35cm" svg:x2="16.24cm" svg:y2="7.35cm">
          <text:p/>
        </draw:line>
        <draw:line draw:style-name="gr3" draw:text-style-name="P3" draw:layer="layout" svg:x1="9.89cm" svg:y1="6.08cm" svg:x2="16.24cm" svg:y2="6.08cm">
          <text:p/>
        </draw:line>
        <draw:line draw:style-name="gr3" draw:text-style-name="P3" draw:layer="layout" svg:x1="9.89cm" svg:y1="4.81cm" svg:x2="16.24cm" svg:y2="4.81cm">
          <text:p/>
        </draw:line>
        <draw:line draw:style-name="gr3" draw:text-style-name="P3" draw:layer="layout" svg:x1="9.89cm" svg:y1="3.54cm" svg:x2="16.24cm" svg:y2="3.54cm">
          <text:p/>
        </draw:line>
        <draw:line draw:style-name="gr4" draw:text-style-name="P3" draw:layer="layout" svg:x1="14.379cm" svg:y1="5.445cm" svg:x2="13.319cm" svg:y2="5.445cm">
          <text:p/>
        </draw:line>
        <draw:line draw:style-name="gr4" draw:text-style-name="P3" draw:layer="layout" svg:x1="11.795cm" svg:y1="5.445cm" svg:x2="12.855cm" svg:y2="5.445cm">
          <text:p/>
        </draw:line>
        <draw:line draw:style-name="gr4" draw:text-style-name="P3" draw:layer="layout" svg:x1="13.065cm" svg:y1="6.759cm" svg:x2="13.065cm" svg:y2="5.699cm">
          <text:p/>
        </draw:line>
        <draw:line draw:style-name="gr4" draw:text-style-name="P3" draw:layer="layout" svg:x1="13.065cm" svg:y1="4.131cm" svg:x2="13.065cm" svg:y2="5.191cm">
          <text:p/>
        </draw:line>
        <draw:g>
          <svg:title>TexMaths</svg:title>
          <svg:desc>14§display§w'_{(i-1)jk1}§svg§600§TRUE§</svg:desc>
          <draw:polygon draw:style-name="gr5" draw:text-style-name="P4" draw:layer="layout" svg:width="1.9cm" svg:height="0.615cm" svg:x="10.402cm" svg:y="5.446cm" svg:viewBox="0 0 1901 616" draw:points="950,616 0,616 0,0 1901,0 1901,616">
            <text:p/>
          </draw:polygon>
          <draw:path draw:style-name="gr6" draw:text-style-name="P5" draw:layer="layout" svg:width="0.326cm" svg:height="0.223cm" svg:x="10.417cm" svg:y="5.623cm" svg:viewBox="0 0 327 224" svg:d="M214 50c2-10 7-29 7-31 0-9-7-13-14-13-6 0-15 3-19 13-1 3-24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1 16-39 32-105 32-128 0-27-13-35-22-35-13 0-25 12-25 24 0 6 3 10 8 13 5 6 18 18 18 43 0 16-15 64-27 89-14 27-30 44-55 44-23 0-36-15-36-43 0-13 4-29 5-36z">
            <text:p/>
          </draw:path>
          <draw:path draw:style-name="gr6" draw:text-style-name="P5" draw:layer="layout" svg:width="0.086cm" svg:height="0.178cm" svg:x="10.784cm" svg:y="5.445cm" svg:viewBox="0 0 87 179" svg:d="M84 30c3-5 3-9 3-11 0-11-10-19-20-19-13 0-18 11-19 17l-46 150c-1 0-2 4-2 4 0 5 11 8 13 8 3 0 4 0 6-5z">
            <text:p/>
          </draw:path>
          <draw:path draw:style-name="gr6" draw:text-style-name="P5" draw:layer="layout" svg:width="0.09cm" svg:height="0.344cm" svg:x="10.794cm" svg:y="5.716cm" svg:viewBox="0 0 91 345" svg:d="M84 0c-66 46-84 120-84 172 0 49 15 125 84 173 2 0 7 0 7-3s-1-4-4-6c-47-41-63-101-63-164 0-92 35-138 64-164 2-1 3-2 3-4 0-4-5-4-7-4z">
            <text:p/>
          </draw:path>
          <draw:path draw:style-name="gr6" draw:text-style-name="P5" draw:layer="layout" svg:width="0.104cm" svg:height="0.232cm" svg:x="10.924cm" svg:y="5.746cm" svg:viewBox="0 0 105 233" svg:d="M96 13c0-5-4-13-13-13-10 0-20 9-20 19 0 6 4 13 14 13s19-10 19-19zM26 189c-2 5-4 8-4 15 0 15 14 29 33 29 36 0 50-48 50-53 0-4-4-4-5-4-5 0-5 2-7 5-8 28-24 42-37 42-7 0-8-5-8-12 0-8 2-14 6-22 3-10 6-19 11-28 2-8 15-40 17-43 1-4 2-8 2-12 0-16-15-29-34-29-34 0-50 47-50 53 0 4 4 4 6 4 5 0 5-2 6-5 9-30 25-43 37-43 6 0 9 4 9 13 0 7-2 13-11 34z">
            <text:p/>
          </draw:path>
          <draw:path draw:style-name="gr6" draw:text-style-name="P5" draw:layer="layout" svg:width="0.233cm" svg:height="0.017cm" svg:x="11.084cm" svg:y="5.879cm" svg:viewBox="0 0 234 18" svg:d="M221 18c4 0 13 0 13-9s-8-9-13-9h-208c-5 0-13 0-13 9s8 9 13 9z">
            <text:p/>
          </draw:path>
          <draw:path draw:style-name="gr6" draw:text-style-name="P5" draw:layer="layout" svg:width="0.126cm" svg:height="0.229cm" svg:x="11.392cm" svg:y="5.746cm" svg:viewBox="0 0 127 230" svg:d="M78 10c0-10-1-10-10-10-22 21-53 22-68 22v13c8 0 31 0 50-10v177c0 11 0 15-34 15h-14v13c7 0 50-2 62-2 11 0 55 2 63 2v-13h-14c-35 0-35-4-35-15z">
            <text:p/>
          </draw:path>
          <draw:path draw:style-name="gr6" draw:text-style-name="P5" draw:layer="layout" svg:width="0.09cm" svg:height="0.344cm" svg:x="11.576cm" svg:y="5.716cm" svg:viewBox="0 0 91 345" svg:d="M7 0c-3 0-7 0-7 4 0 2 1 3 3 5 31 28 63 74 63 163 0 72-22 127-59 161-7 6-7 6-7 9 0 1 1 3 4 3 5 0 37-23 61-66 16-28 26-66 26-107 0-48-15-124-84-172z">
            <text:p/>
          </draw:path>
          <draw:path draw:style-name="gr6" draw:text-style-name="P5" draw:layer="layout" svg:width="0.151cm" svg:height="0.299cm" svg:x="11.705cm" svg:y="5.746cm" svg:viewBox="0 0 152 300" svg:d="M152 13c0-6-4-13-13-13-10 0-20 10-20 19 0 6 4 13 14 13 9 0 19-8 19-19zM78 246c-5 24-23 44-44 44-5 0-8-1-13-2 9-5 13-13 13-18 0-8-7-12-14-12-11 0-20 9-20 20 0 13 13 22 35 22 20 0 61-12 71-55l32-124c1-3 2-7 2-11 0-19-17-33-38-33-38 0-61 47-61 53 0 4 6 4 6 4 5 0 5-1 8-6 8-21 26-42 46-42 9 0 12 6 12 17 0 4-1 9-1 11z">
            <text:p/>
          </draw:path>
          <draw:path draw:style-name="gr6" draw:text-style-name="P5" draw:layer="layout" svg:width="0.169cm" svg:height="0.243cm" svg:x="11.913cm" svg:y="5.735cm" svg:viewBox="0 0 170 244" svg:d="M83 10c0 0 1-4 1-6 0-1-1-4-6-4-6 0-35 2-44 3-3 0-7 1-7 8 0 6 4 6 9 6 16 0 16 2 16 4 0 3 0 5-2 8l-48 196c-2 6-2 7-2 8 0 4 4 11 12 11 9 0 14-8 16-14 0-3 16-63 17-68 24 3 45 10 45 28 0 1 0 4-2 7-1 6-1 7-1 11 0 25 21 36 36 36 35 0 45-53 45-54 0-4-4-4-6-4-4 0-5 2-6 9-5 14-14 39-32 39-9 0-11-9-11-18 0-5 0-7 1-16 1-1 3-6 3-11 0-30-42-36-57-36 11-6 23-18 30-23 16-17 34-33 53-33 5 0 9 2 12 5-15 2-18 13-18 19 0 8 6 13 14 13 9 0 19-7 19-22 0-11-8-25-27-25s-37 15-55 31c-14 14-25 24-40 31z">
            <text:p/>
          </draw:path>
          <draw:path draw:style-name="gr6" draw:text-style-name="P5" draw:layer="layout" svg:width="0.126cm" svg:height="0.229cm" svg:x="12.143cm" svg:y="5.746cm" svg:viewBox="0 0 127 230" svg:d="M78 10c0-10-1-10-10-10-22 21-53 22-68 22v13c8 0 31 0 50-10v177c0 11 0 15-34 15h-14v13c7 0 50-2 62-2 11 0 55 2 63 2v-13h-14c-35 0-35-4-35-15z">
            <text:p/>
          </draw:path>
        </draw:g>
        <draw:g>
          <svg:title>TexMaths</svg:title>
          <svg:desc>14§display§w'_{(i+1)jk2}§svg§600§TRUE§</svg:desc>
          <draw:polygon draw:style-name="gr5" draw:text-style-name="P4" draw:layer="layout" svg:width="1.895cm" svg:height="0.615cm" svg:x="14.098cm" svg:y="5.437cm" svg:viewBox="0 0 1896 616" draw:points="948,616 0,616 0,0 1896,0 1896,616">
            <text:p/>
          </draw:polygon>
          <draw:path draw:style-name="gr6" draw:text-style-name="P5" draw:layer="layout" svg:width="0.326cm" svg:height="0.223cm" svg:x="14.113cm" svg:y="5.614cm" svg:viewBox="0 0 327 224" svg:d="M214 50c2-10 7-29 7-31 0-9-7-13-14-13-6 0-15 3-19 13-1 3-24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1 17-39 32-105 32-128 0-27-13-35-22-35-13 0-25 12-25 24 0 6 4 10 8 13 6 6 18 18 18 43 0 16-15 64-27 89-13 27-30 44-55 44-23 0-36-15-36-43 0-13 4-29 5-36z">
            <text:p/>
          </draw:path>
          <draw:path draw:style-name="gr6" draw:text-style-name="P5" draw:layer="layout" svg:width="0.086cm" svg:height="0.178cm" svg:x="14.48cm" svg:y="5.436cm" svg:viewBox="0 0 87 179" svg:d="M84 30c3-5 3-9 3-11 0-11-10-19-20-19-13 0-18 11-19 17l-46 150c-1 0-2 4-2 4 0 5 11 8 13 8 3 0 4 0 6-5z">
            <text:p/>
          </draw:path>
          <draw:path draw:style-name="gr6" draw:text-style-name="P5" draw:layer="layout" svg:width="0.09cm" svg:height="0.344cm" svg:x="14.49cm" svg:y="5.707cm" svg:viewBox="0 0 91 345" svg:d="M84 0c-66 46-84 120-84 172 0 49 15 125 84 173 2 0 7 0 7-3s-1-4-4-6c-47-41-63-101-63-164 0-92 35-138 65-164 1-1 2-2 2-4 0-4-5-4-7-4z">
            <text:p/>
          </draw:path>
          <draw:path draw:style-name="gr6" draw:text-style-name="P5" draw:layer="layout" svg:width="0.104cm" svg:height="0.232cm" svg:x="14.62cm" svg:y="5.737cm" svg:viewBox="0 0 105 233" svg:d="M96 13c0-5-4-13-13-13-10 0-20 9-20 19 0 6 4 13 14 13s19-10 19-19zM26 189c-2 5-4 8-4 15 0 15 14 29 33 29 36 0 50-48 50-53 0-4-4-4-5-4-5 0-5 2-7 5-8 28-24 42-37 42-7 0-8-5-8-12 0-8 2-14 6-22 3-10 7-19 11-28 2-8 15-40 17-43 1-4 2-8 2-12 0-16-15-29-34-29-34 0-50 47-50 53 0 4 4 4 6 4 5 0 5-2 6-5 9-30 25-43 37-43 6 0 9 4 9 13 0 7-2 13-11 34z">
            <text:p/>
          </draw:path>
          <draw:path draw:style-name="gr6" draw:text-style-name="P5" draw:layer="layout" svg:width="0.253cm" svg:height="0.254cm" svg:x="14.768cm" svg:y="5.752cm" svg:viewBox="0 0 254 255" svg:d="M136 135h106c5 0 12 0 12-7 0-9-7-9-12-9h-106v-107c0-4 0-12-8-12-9 0-9 8-9 12v107h-107c-4 0-12 0-12 9 0 7 8 7 12 7h107v107c0 4 0 13 9 13 8 0 8-8 8-13z">
            <text:p/>
          </draw:path>
          <draw:path draw:style-name="gr6" draw:text-style-name="P5" draw:layer="layout" svg:width="0.126cm" svg:height="0.229cm" svg:x="15.083cm" svg:y="5.737cm" svg:viewBox="0 0 127 230" svg:d="M78 10c0-10-1-10-10-10-22 21-53 22-68 22v13c8 0 31 0 50-10v177c0 11 0 15-34 15h-14v13c7 0 50-2 62-2 11 0 55 2 63 2v-13h-14c-35 0-35-4-35-15z">
            <text:p/>
          </draw:path>
          <draw:path draw:style-name="gr6" draw:text-style-name="P5" draw:layer="layout" svg:width="0.09cm" svg:height="0.344cm" svg:x="15.267cm" svg:y="5.707cm" svg:viewBox="0 0 91 345" svg:d="M7 0c-3 0-7 0-7 4 0 2 1 3 3 5 31 28 63 74 63 163 0 72-22 127-59 161-7 6-7 6-7 9 0 1 1 3 4 3 5 0 37-23 61-66 16-28 26-66 26-107 0-48-15-124-84-172z">
            <text:p/>
          </draw:path>
          <draw:path draw:style-name="gr6" draw:text-style-name="P5" draw:layer="layout" svg:width="0.151cm" svg:height="0.299cm" svg:x="15.396cm" svg:y="5.737cm" svg:viewBox="0 0 152 300" svg:d="M152 13c0-6-4-13-13-13-10 0-20 10-20 19 0 6 4 13 14 13 9 0 19-8 19-19zM78 246c-5 24-23 44-44 44-5 0-8-1-13-2 9-5 13-13 13-18 0-8-7-12-14-12-11 0-20 9-20 20 0 13 13 22 35 22 20 0 61-12 71-55l32-124c1-3 2-7 2-11 0-19-17-33-38-33-38 0-61 47-61 53 0 4 6 4 6 4 5 0 5-1 8-6 8-21 26-42 46-42 9 0 12 6 12 17 0 4-1 9-1 11z">
            <text:p/>
          </draw:path>
          <draw:path draw:style-name="gr6" draw:text-style-name="P5" draw:layer="layout" svg:width="0.169cm" svg:height="0.243cm" svg:x="15.604cm" svg:y="5.726cm" svg:viewBox="0 0 170 244" svg:d="M83 10c0 0 1-4 1-6 0-1-1-4-6-4-6 0-35 2-44 3-3 0-7 1-7 8 0 6 4 6 9 6 16 0 16 2 16 4 0 3 0 5-2 8l-48 196c-2 6-2 7-2 8 0 4 4 11 12 11 9 0 14-8 16-14 0-3 16-63 17-68 24 3 45 10 45 28 0 1 0 4-1 7-2 6-2 7-2 11 0 25 21 36 37 36 34 0 44-53 44-54 0-4-4-4-6-4-4 0-5 2-6 9-5 14-14 39-32 39-9 0-11-9-11-18 0-5 0-7 1-16 1-1 3-6 3-11 0-30-42-36-56-36 10-6 22-18 29-23 16-17 34-33 53-33 5 0 9 2 12 5-15 2-18 13-18 19 0 8 6 13 14 13 9 0 19-7 19-22 0-11-8-25-27-25s-37 15-54 31c-15 14-26 24-41 31z">
            <text:p/>
          </draw:path>
          <draw:path draw:style-name="gr6" draw:text-style-name="P5" draw:layer="layout" svg:width="0.153cm" svg:height="0.229cm" svg:x="15.818cm" svg:y="5.737cm" svg:viewBox="0 0 154 230" svg:d="M154 167h-13c-1 8-4 28-9 31-2 2-29 2-33 2h-64c36-32 48-41 69-58 26-20 50-41 50-75 0-41-37-67-82-67-43 0-72 30-72 62 0 18 15 20 18 20 9 0 19-7 19-19 0-6-2-18-20-18 10-25 33-33 50-33 35 0 53 27 53 55 0 30-21 54-33 67l-84 82c-3 3-3 5-3 14h143z">
            <text:p/>
          </draw:path>
        </draw:g>
        <draw:g>
          <svg:title>TexMaths</svg:title>
          <svg:desc>14§display§w'_{i(j-1)k3}§svg§600§TRUE§</svg:desc>
          <draw:polygon draw:style-name="gr5" draw:text-style-name="P4" draw:layer="layout" svg:width="1.9cm" svg:height="0.615cm" svg:x="12.053cm" svg:y="3.526cm" svg:viewBox="0 0 1901 616" draw:points="950,616 0,616 0,0 1901,0 1901,616">
            <text:p/>
          </draw:polygon>
          <draw:path draw:style-name="gr6" draw:text-style-name="P5" draw:layer="layout" svg:width="0.326cm" svg:height="0.223cm" svg:x="12.068cm" svg:y="3.703cm" svg:viewBox="0 0 327 224" svg:d="M214 50c2-10 7-29 7-31 0-9-7-13-14-13-6 0-15 3-19 13-1 3-24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1 16-39 32-105 32-128 0-27-13-35-22-35-13 0-25 12-25 24 0 6 3 10 8 13 5 6 18 18 18 43 0 16-15 64-27 89-14 27-30 44-55 44-23 0-36-15-36-43 0-13 4-29 5-36z">
            <text:p/>
          </draw:path>
          <draw:path draw:style-name="gr6" draw:text-style-name="P5" draw:layer="layout" svg:width="0.086cm" svg:height="0.178cm" svg:x="12.435cm" svg:y="3.525cm" svg:viewBox="0 0 87 179" svg:d="M84 30c3-5 3-9 3-11 0-11-10-19-20-19-13 0-18 11-19 17l-46 150c-1 0-2 4-2 4 0 5 11 8 13 8 3 0 4 0 6-5z">
            <text:p/>
          </draw:path>
          <draw:path draw:style-name="gr6" draw:text-style-name="P5" draw:layer="layout" svg:width="0.104cm" svg:height="0.232cm" svg:x="12.422cm" svg:y="3.826cm" svg:viewBox="0 0 105 233" svg:d="M96 13c0-5-4-13-13-13-10 0-20 9-20 19 0 6 4 13 14 13s19-10 19-19zM26 189c-2 5-4 8-4 15 0 15 14 29 33 29 36 0 50-48 50-53 0-4-4-4-5-4-5 0-5 2-7 5-8 28-24 42-37 42-7 0-8-5-8-12 0-8 2-14 6-22 3-10 6-19 11-28 2-8 15-40 17-43 1-4 2-8 2-12 0-16-15-29-34-29-34 0-50 47-50 53 0 4 4 4 6 4 5 0 5-2 6-5 9-30 25-43 37-43 6 0 9 4 9 13 0 7-2 13-11 34z">
            <text:p/>
          </draw:path>
          <draw:path draw:style-name="gr6" draw:text-style-name="P5" draw:layer="layout" svg:width="0.09cm" svg:height="0.344cm" svg:x="12.584cm" svg:y="3.796cm" svg:viewBox="0 0 91 345" svg:d="M84 0c-66 46-84 120-84 172 0 49 15 125 84 173 2 0 7 0 7-3s-1-4-4-6c-47-41-63-101-63-164 0-92 35-138 64-164 2-1 3-2 3-4 0-4-5-4-7-4z">
            <text:p/>
          </draw:path>
          <draw:path draw:style-name="gr6" draw:text-style-name="P5" draw:layer="layout" svg:width="0.151cm" svg:height="0.299cm" svg:x="12.698cm" svg:y="3.826cm" svg:viewBox="0 0 152 300" svg:d="M152 13c0-6-4-13-13-13-10 0-20 10-20 19 0 6 4 13 14 13 9 0 19-8 19-19zM78 246c-5 24-23 44-44 44-5 0-8-1-13-2 9-5 13-13 13-18 0-8-7-12-14-12-11 0-20 9-20 20 0 13 13 22 35 22 20 0 61-12 71-55l32-124c1-3 2-7 2-11 0-19-17-33-38-33-38 0-61 47-61 53 0 4 6 4 6 4 5 0 5-1 8-6 8-21 26-42 46-42 9 0 12 6 12 17 0 4-1 9-1 11z">
            <text:p/>
          </draw:path>
          <draw:path draw:style-name="gr6" draw:text-style-name="P5" draw:layer="layout" svg:width="0.233cm" svg:height="0.017cm" svg:x="12.918cm" svg:y="3.959cm" svg:viewBox="0 0 234 18" svg:d="M221 18c4 0 13 0 13-9s-8-9-13-9h-208c-5 0-13 0-13 9s8 9 13 9z">
            <text:p/>
          </draw:path>
          <draw:path draw:style-name="gr6" draw:text-style-name="P5" draw:layer="layout" svg:width="0.126cm" svg:height="0.229cm" svg:x="13.226cm" svg:y="3.826cm" svg:viewBox="0 0 127 230" svg:d="M78 10c0-10-1-10-10-10-22 21-53 22-68 22v13c8 0 31 0 50-10v177c0 11 0 15-34 15h-14v13c7 0 50-2 62-2 11 0 55 2 63 2v-13h-14c-35 0-35-4-35-15z">
            <text:p/>
          </draw:path>
          <draw:path draw:style-name="gr6" draw:text-style-name="P5" draw:layer="layout" svg:width="0.09cm" svg:height="0.344cm" svg:x="13.41cm" svg:y="3.796cm" svg:viewBox="0 0 91 345" svg:d="M7 0c-3 0-7 0-7 4 0 2 1 3 3 5 31 28 63 74 63 163 0 72-22 127-59 161-7 6-7 6-7 9 0 1 1 3 4 3 5 0 37-23 61-66 16-28 26-66 26-107 0-48-15-124-84-172z">
            <text:p/>
          </draw:path>
          <draw:path draw:style-name="gr6" draw:text-style-name="P5" draw:layer="layout" svg:width="0.169cm" svg:height="0.243cm" svg:x="13.564cm" svg:y="3.815cm" svg:viewBox="0 0 170 244" svg:d="M83 10c0 0 1-4 1-6 0-1-1-4-6-4-6 0-35 2-44 3-3 0-7 1-7 8 0 6 4 6 9 6 16 0 16 2 16 4 0 3 0 5-2 8l-48 196c-2 6-2 7-2 8 0 4 4 11 12 11 9 0 14-8 16-14 0-3 16-63 17-68 24 3 45 10 45 28 0 1 0 4-2 7-1 6-1 7-1 11 0 25 21 36 36 36 35 0 45-53 45-54 0-4-4-4-6-4-4 0-5 2-6 9-5 14-14 39-32 39-9 0-11-9-11-18 0-5 0-7 1-16 1-1 3-6 3-11 0-30-42-36-57-36 11-6 23-18 30-23 16-17 34-33 53-33 5 0 9 2 12 5-15 2-18 13-18 19 0 8 6 13 14 13 9 0 19-7 19-22 0-11-8-25-27-25s-37 15-55 31c-14 14-25 24-40 31z">
            <text:p/>
          </draw:path>
          <draw:path draw:style-name="gr6" draw:text-style-name="P5" draw:layer="layout" svg:width="0.158cm" svg:height="0.235cm" svg:x="13.775cm" svg:y="3.826cm" svg:viewBox="0 0 159 236" svg:d="M76 114c27 0 46 19 46 56 0 43-25 55-45 55-13 0-45-3-59-23 17-2 20-13 20-19 0-12-8-20-19-20-9 0-19 6-19 20 0 33 36 53 78 53 49 0 81-31 81-66 0-27-21-54-59-63 36-12 49-39 49-59 0-28-31-48-71-48-38 0-67 19-67 46 0 12 7 19 18 19 10 0 18-8 18-18s-8-17-18-18c12-16 36-19 48-19 16 0 38 8 38 38 0 15-4 30-14 40-11 14-20 15-38 16-9 0-9 0-11 1 0 0-4 0-4 5 0 4 4 4 9 4z">
            <text:p/>
          </draw:path>
        </draw:g>
        <draw:g>
          <svg:title>TexMaths</svg:title>
          <svg:desc>14§display§w'_{i(j+1)k4}§svg§600§TRUE§</svg:desc>
          <draw:polygon draw:style-name="gr5" draw:text-style-name="P4" draw:layer="layout" svg:width="1.895cm" svg:height="0.615cm" svg:x="12.076cm" svg:y="6.534cm" svg:viewBox="0 0 1896 616" draw:points="948,616 0,616 0,0 1896,0 1896,616">
            <text:p/>
          </draw:polygon>
          <draw:path draw:style-name="gr6" draw:text-style-name="P5" draw:layer="layout" svg:width="0.326cm" svg:height="0.223cm" svg:x="12.091cm" svg:y="6.711cm" svg:viewBox="0 0 327 224" svg:d="M214 50c2-10 7-29 7-31 0-9-7-13-14-13-6 0-15 3-19 13-1 3-24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1 17-39 32-105 32-128 0-27-13-35-22-35-13 0-25 12-25 24 0 6 4 10 8 13 6 6 18 18 18 43 0 16-15 64-27 89-13 27-30 44-55 44-23 0-36-15-36-43 0-13 4-29 5-36z">
            <text:p/>
          </draw:path>
          <draw:path draw:style-name="gr6" draw:text-style-name="P5" draw:layer="layout" svg:width="0.086cm" svg:height="0.178cm" svg:x="12.458cm" svg:y="6.533cm" svg:viewBox="0 0 87 179" svg:d="M84 30c3-5 3-9 3-11 0-11-10-19-20-19-13 0-18 11-19 17l-46 150c-1 0-2 4-2 4 0 5 11 8 13 8 3 0 4 0 6-5z">
            <text:p/>
          </draw:path>
          <draw:path draw:style-name="gr6" draw:text-style-name="P5" draw:layer="layout" svg:width="0.104cm" svg:height="0.232cm" svg:x="12.445cm" svg:y="6.834cm" svg:viewBox="0 0 105 233" svg:d="M96 13c0-5-4-13-13-13-10 0-20 9-20 19 0 6 4 13 14 13s19-10 19-19zM26 189c-2 5-4 8-4 15 0 15 14 29 33 29 36 0 50-48 50-53 0-4-4-4-5-4-5 0-5 2-7 5-8 28-24 42-37 42-7 0-8-5-8-12 0-8 2-14 6-22 3-10 7-19 11-28 2-8 15-40 17-43 1-4 2-8 2-12 0-16-15-29-34-29-34 0-50 47-50 53 0 4 4 4 6 4 5 0 5-2 6-5 9-30 25-43 37-43 6 0 9 4 9 13 0 7-2 13-11 34z">
            <text:p/>
          </draw:path>
          <draw:path draw:style-name="gr6" draw:text-style-name="P5" draw:layer="layout" svg:width="0.09cm" svg:height="0.344cm" svg:x="12.607cm" svg:y="6.804cm" svg:viewBox="0 0 91 345" svg:d="M84 0c-66 46-84 120-84 172 0 49 15 125 84 173 2 0 7 0 7-3s-1-4-4-6c-47-41-63-101-63-164 0-92 35-138 65-164 1-1 2-2 2-4 0-4-5-4-7-4z">
            <text:p/>
          </draw:path>
          <draw:path draw:style-name="gr6" draw:text-style-name="P5" draw:layer="layout" svg:width="0.151cm" svg:height="0.299cm" svg:x="12.721cm" svg:y="6.834cm" svg:viewBox="0 0 152 300" svg:d="M152 13c0-6-4-13-13-13-10 0-20 10-20 19 0 6 4 13 14 13 9 0 19-8 19-19zM78 246c-5 24-23 44-44 44-5 0-8-1-13-2 9-5 13-13 13-18 0-8-7-12-14-12-11 0-20 9-20 20 0 13 13 22 35 22 20 0 61-12 71-55l32-124c1-3 2-7 2-11 0-19-17-33-38-33-38 0-61 47-61 53 0 4 6 4 6 4 5 0 5-1 8-6 8-21 26-42 46-42 9 0 12 6 12 17 0 4-1 9-1 11z">
            <text:p/>
          </draw:path>
          <draw:path draw:style-name="gr6" draw:text-style-name="P5" draw:layer="layout" svg:width="0.253cm" svg:height="0.254cm" svg:x="12.929cm" svg:y="6.849cm" svg:viewBox="0 0 254 255" svg:d="M136 135h106c5 0 12 0 12-7 0-9-7-9-12-9h-106v-107c0-4 0-12-8-12-9 0-9 8-9 12v107h-107c-4 0-12 0-12 9 0 7 8 7 12 7h107v107c0 4 0 13 9 13 8 0 8-8 8-13z">
            <text:p/>
          </draw:path>
          <draw:path draw:style-name="gr6" draw:text-style-name="P5" draw:layer="layout" svg:width="0.126cm" svg:height="0.229cm" svg:x="13.244cm" svg:y="6.834cm" svg:viewBox="0 0 127 230" svg:d="M78 10c0-10-1-10-10-10-22 21-53 22-68 22v13c8 0 31 0 50-10v177c0 11 0 15-34 15h-14v13c7 0 50-2 62-2 11 0 55 2 63 2v-13h-14c-35 0-35-4-35-15z">
            <text:p/>
          </draw:path>
          <draw:path draw:style-name="gr6" draw:text-style-name="P5" draw:layer="layout" svg:width="0.09cm" svg:height="0.344cm" svg:x="13.427cm" svg:y="6.804cm" svg:viewBox="0 0 91 345" svg:d="M7 0c-3 0-7 0-7 4 0 2 1 3 3 5 31 28 63 74 63 163 0 72-22 127-59 161-7 6-7 6-7 9 0 1 1 3 4 3 5 0 37-23 61-66 16-28 26-66 26-107 0-48-15-124-84-172z">
            <text:p/>
          </draw:path>
          <draw:path draw:style-name="gr6" draw:text-style-name="P5" draw:layer="layout" svg:width="0.169cm" svg:height="0.243cm" svg:x="13.582cm" svg:y="6.823cm" svg:viewBox="0 0 170 244" svg:d="M83 10c0 0 1-4 1-6 0-1-1-4-6-4-6 0-35 2-44 3-3 0-7 1-7 8 0 6 4 6 9 6 16 0 16 2 16 4 0 3 0 5-2 8l-48 196c-2 6-2 7-2 8 0 4 4 11 12 11 9 0 14-8 16-14 0-3 16-63 17-68 24 3 45 10 45 28 0 1 0 4-1 7-2 6-2 7-2 11 0 25 21 36 37 36 34 0 44-53 44-54 0-4-4-4-6-4-4 0-5 2-6 9-5 14-14 39-32 39-9 0-11-9-11-18 0-5 0-7 1-16 1-1 3-6 3-11 0-30-42-36-56-36 10-6 22-18 29-23 16-17 34-33 53-33 5 0 9 2 12 5-15 2-18 13-18 19 0 8 6 13 14 13 9 0 19-7 19-22 0-11-8-25-27-25s-37 15-54 31c-15 14-26 24-41 31z">
            <text:p/>
          </draw:path>
          <draw:path draw:style-name="gr6" draw:text-style-name="P5" draw:layer="layout" svg:width="0.169cm" svg:height="0.232cm" svg:x="13.788cm" svg:y="6.831cm" svg:viewBox="0 0 170 233" svg:d="M170 177v-14h-39v-153c0-8 0-10-8-10-3 0-4 0-9 4l-114 159v14h102v28c0 11 0 16-28 16h-9v12c17 0 39-1 52-1 12 0 34 1 52 1v-12h-10c-28 0-28-5-28-16v-28zM104 37v126h-92z">
            <text:p/>
          </draw:path>
        </draw:g>
        <draw:custom-shape draw:style-name="gr2" draw:text-style-name="P2" draw:layer="layout" svg:width="1.27cm" svg:height="1.27cm" svg:x="4.81cm" svg:y="14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4.81cm" svg:y1="13.718cm" svg:x2="4.81cm" svg:y2="17.528cm">
          <text:p/>
        </draw:line>
        <draw:line draw:style-name="gr3" draw:text-style-name="P3" draw:layer="layout" svg:x1="6.08cm" svg:y1="13.718cm" svg:x2="6.08cm" svg:y2="17.528cm">
          <text:p/>
        </draw:line>
        <draw:line draw:style-name="gr3" draw:text-style-name="P3" draw:layer="layout" svg:x1="7.35cm" svg:y1="13.718cm" svg:x2="7.35cm" svg:y2="17.528cm">
          <text:p/>
        </draw:line>
        <draw:line draw:style-name="gr3" draw:text-style-name="P3" draw:layer="layout" svg:x1="3.54cm" svg:y1="16.258cm" svg:x2="8.62cm" svg:y2="16.258cm">
          <text:p/>
        </draw:line>
        <draw:line draw:style-name="gr3" draw:text-style-name="P3" draw:layer="layout" svg:x1="3.54cm" svg:y1="14.988cm" svg:x2="8.62cm" svg:y2="14.988cm">
          <text:p/>
        </draw:line>
        <draw:line draw:style-name="gr7" draw:text-style-name="P3" draw:layer="layout" svg:x1="5.699cm" svg:y1="15.623cm" svg:x2="6.588cm" svg:y2="15.623cm">
          <text:p/>
        </draw:line>
        <draw:line draw:style-name="gr8" draw:text-style-name="P3" draw:layer="layout" svg:x1="5.191cm" svg:y1="15.623cm" svg:x2="4.302cm" svg:y2="15.623cm">
          <text:p/>
        </draw:line>
        <draw:line draw:style-name="gr8" draw:text-style-name="P3" draw:layer="layout" svg:x1="5.445cm" svg:y1="15.877cm" svg:x2="5.445cm" svg:y2="16.766cm">
          <text:p/>
        </draw:line>
        <draw:line draw:style-name="gr8" draw:text-style-name="P3" draw:layer="layout" svg:x1="5.445cm" svg:y1="15.369cm" svg:x2="5.445cm" svg:y2="14.48cm">
          <text:p/>
        </draw:line>
        <draw:line draw:style-name="gr9" draw:text-style-name="P3" draw:layer="layout" svg:x1="7.731cm" svg:y1="15.623cm" svg:x2="6.842cm" svg:y2="15.623cm">
          <text:p/>
        </draw:line>
        <draw:line draw:style-name="gr9" draw:text-style-name="P3" draw:layer="layout" svg:x1="6.715cm" svg:y1="14.48cm" svg:x2="6.715cm" svg:y2="15.369cm">
          <text:p/>
        </draw:line>
        <draw:line draw:style-name="gr9" draw:text-style-name="P3" draw:layer="layout" svg:x1="6.715cm" svg:y1="16.766cm" svg:x2="6.715cm" svg:y2="15.877cm">
          <text:p/>
        </draw:line>
        <draw:custom-shape draw:style-name="gr10" draw:text-style-name="P2" draw:layer="layout" svg:width="1.27cm" svg:height="2.921cm" svg:x="6.082cm" svg:y="20.9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762cm" svg:height="0.889cm" svg:x="6.082cm" svg:y="20.0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08cm" svg:height="0.889cm" svg:x="6.844cm" svg:y="20.06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1.651cm" svg:x="7.352cm" svg:y="22.2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7cm" svg:height="3.301cm" svg:x="9.892cm" svg:y="20.5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889cm" svg:height="1.27cm" svg:x="11.543cm" svg:y="21.47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381cm" svg:height="1.27cm" svg:x="11.162cm" svg:y="21.47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27cm" svg:height="1.142cm" svg:x="11.162cm" svg:y="22.74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3.702cm" svg:y1="22.741cm" svg:x2="11.16cm" svg:y2="22.741cm">
          <text:p/>
        </draw:line>
        <draw:line draw:style-name="gr18" draw:text-style-name="P3" draw:layer="layout" svg:x1="7.35cm" svg:y1="20.957cm" svg:x2="4.812cm" svg:y2="20.957cm">
          <text:p/>
        </draw:line>
        <draw:g>
          <svg:title>TexMaths</svg:title>
          <svg:desc>14§display§t=k§svg§600§TRUE§</svg:desc>
          <draw:polygon draw:style-name="gr5" draw:text-style-name="P4" draw:layer="layout" svg:width="1.105cm" svg:height="0.342cm" svg:x="6.717cm" svg:y="19.179cm" svg:viewBox="0 0 1106 343" draw:points="553,343 0,343 0,0 1106,0 1106,343">
            <text:p/>
          </draw:polygon>
          <draw:path draw:style-name="gr6" draw:text-style-name="P5" draw:layer="layout" svg:width="0.151cm" svg:height="0.314cm" svg:x="6.728cm" svg:y="19.213cm" svg:viewBox="0 0 152 315" svg:d="M91 112h47c9 0 14 0 14-10 0-5-5-5-14-5h-43c17-71 20-80 20-84 0-9-6-13-14-13-1 0-16 0-20 18l-19 79h-47c-11 0-15 0-15 8 0 7 4 7 13 7h44c-36 140-37 148-37 157 0 27 19 46 45 46 51 0 79-73 79-76 0-4-4-4-6-4-5 0-5 1-7 6-21 52-48 63-65 63-10 0-15-7-15-22 0-13 0-16 3-24z">
            <text:p/>
          </draw:path>
          <draw:path draw:style-name="gr6" draw:text-style-name="P5" draw:layer="layout" svg:width="0.327cm" svg:height="0.116cm" svg:x="7.058cm" svg:y="19.341cm" svg:viewBox="0 0 328 117" svg:d="M311 20c8 0 17 0 17-10s-9-10-16-10h-295c-8 0-17 0-17 10s9 10 17 10zM312 117c7 0 16 0 16-10s-9-10-17-10h-294c-8 0-17 0-17 10s9 10 17 10z">
            <text:p/>
          </draw:path>
          <draw:path draw:style-name="gr6" draw:text-style-name="P5" draw:layer="layout" svg:width="0.223cm" svg:height="0.348cm" svg:x="7.578cm" svg:y="19.179cm" svg:viewBox="0 0 224 349" svg:d="M114 6c0-2 0-6-5-6-12 0-49 4-61 4-4 2-10 2-10 11 0 6 5 6 12 6 24 0 25 4 25 8l-1 10-72 285c-2 7-2 8-2 10 0 13 10 15 15 15 6 0 13-4 16-11 3-5 25-96 28-108 17 1 57 9 57 42 0 3 0 5-2 11 0 5-1 11-1 17 0 29 19 49 45 49 16 0 28-8 39-27 12-21 18-48 18-49 0-6-5-6-6-6-5 0-5 2-6 9-10 37-22 62-44 62-9 0-16-6-16-24 0-8 3-19 5-27 1-9 1-11 1-15 0-33-30-46-73-52 16-9 31-25 43-37 23-26 46-47 70-47 4 0 4 0 5 0 5 1 6 1 10 4 1 0 1 1 2 1-24 3-28 22-28 27 0 8 6 18 19 18 12 0 27-11 27-30 0-15-11-31-34-31-13 0-37 4-71 43-17 19-37 38-55 46z">
            <text:p/>
          </draw:path>
        </draw:g>
        <draw:g>
          <svg:title>TexMaths</svg:title>
          <svg:desc>14§display§t=k+1§svg§600§TRUE§</svg:desc>
          <draw:polygon draw:style-name="gr5" draw:text-style-name="P4" draw:layer="layout" svg:width="1.953cm" svg:height="0.383cm" svg:x="10.222cm" svg:y="19.306cm" svg:viewBox="0 0 1954 384" draw:points="976,384 0,384 0,0 1954,0 1954,384">
            <text:p/>
          </draw:polygon>
          <draw:path draw:style-name="gr6" draw:text-style-name="P5" draw:layer="layout" svg:width="0.151cm" svg:height="0.314cm" svg:x="10.233cm" svg:y="19.34cm" svg:viewBox="0 0 152 315" svg:d="M91 112h47c9 0 14 0 14-10 0-6-5-6-14-6h-43c17-70 20-79 20-83 0-9-6-13-14-13-1 0-16 0-20 18l-19 78h-47c-11 0-15 0-15 9 0 7 4 7 13 7h44c-36 140-37 148-37 157 0 27 19 46 45 46 51 0 79-73 79-77s-4-4-6-4c-5 0-5 1-7 7-21 51-48 62-65 62-10 0-14-6-14-22 0-12 0-16 2-24z">
            <text:p/>
          </draw:path>
          <draw:path draw:style-name="gr6" draw:text-style-name="P5" draw:layer="layout" svg:width="0.327cm" svg:height="0.115cm" svg:x="10.564cm" svg:y="19.467cm" svg:viewBox="0 0 328 116" svg:d="M311 20c8 0 17 0 17-10s-9-10-16-10h-295c-8 0-17 0-17 10s9 10 17 10zM312 116c7 0 16 0 16-10s-9-10-17-10h-294c-8 0-17 0-17 10s9 10 17 10z">
            <text:p/>
          </draw:path>
          <draw:path draw:style-name="gr6" draw:text-style-name="P5" draw:layer="layout" svg:width="0.223cm" svg:height="0.347cm" svg:x="11.083cm" svg:y="19.306cm" svg:viewBox="0 0 224 348" svg:d="M114 6c0-2 0-6-5-6-12 0-49 4-61 4-4 2-10 2-10 11 0 6 5 6 12 6 24 0 25 4 25 8l-1 10-72 285c-2 6-2 7-2 10 0 12 10 14 15 14 6 0 13-4 16-11 3-4 25-95 28-107 17 1 57 8 57 41 0 3 0 6-2 11 0 6-1 11-1 17 0 29 19 49 45 49 16 0 28-8 39-27 12-21 18-48 18-49 0-6-4-6-6-6-5 0-5 3-6 9-10 37-22 62-44 62-9 0-16-6-16-24 0-7 3-19 5-26 1-9 1-12 1-16 0-33-30-46-73-52 16-9 31-24 43-37 23-25 46-47 70-47 4 0 4 0 5 0 5 2 6 2 10 5 1 0 1 1 2 1-23 2-28 21-28 27 0 8 6 18 19 18 12 0 27-11 27-30 0-15-11-32-34-32-13 0-37 5-71 44-17 19-37 38-55 46z">
            <text:p/>
          </draw:path>
          <draw:path draw:style-name="gr6" draw:text-style-name="P5" draw:layer="layout" svg:width="0.327cm" svg:height="0.328cm" svg:x="11.464cm" svg:y="19.361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6" draw:text-style-name="P5" draw:layer="layout" svg:width="0.162cm" svg:height="0.328cm" svg:x="11.972cm" svg:y="19.319cm" svg:viewBox="0 0 163 329" svg:d="M102 12c0-11 0-12-12-12-31 31-74 31-90 31v16c10 0 39 0 65-13v256c0 18-1 23-46 23h-16v16c17-2 61-2 80-2 20 0 63 0 80 2v-16h-15c-45 0-46-5-46-23z">
            <text:p/>
          </draw:path>
        </draw:g>
        <draw:g>
          <svg:title>TexMaths</svg:title>
          <svg:desc>14§display§w_{(i+1)jk}-W'_{(i+1)jk}§svg§600§TRUE§</svg:desc>
          <draw:polygon draw:style-name="gr5" draw:text-style-name="P4" draw:layer="layout" svg:width="4.133cm" svg:height="0.615cm" svg:x="13.829cm" svg:y="22.379cm" svg:viewBox="0 0 4134 616" draw:points="2068,616 0,616 0,0 4134,0 4134,616">
            <text:p/>
          </draw:polygon>
          <draw:path draw:style-name="gr6" draw:text-style-name="P5" draw:layer="layout" svg:width="0.326cm" svg:height="0.223cm" svg:x="13.844cm" svg:y="22.556cm" svg:viewBox="0 0 327 224" svg:d="M214 50c2-10 7-29 7-31 0-9-7-13-14-13s-15 3-19 13c-1 3-24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1 16-39 32-105 32-128 0-27-13-35-22-35-13 0-25 12-25 24 0 6 3 10 8 13 5 6 18 18 18 43 0 16-15 64-27 89-14 27-30 44-55 44-24 0-36-15-36-43 0-13 4-29 5-36z">
            <text:p/>
          </draw:path>
          <draw:path draw:style-name="gr6" draw:text-style-name="P5" draw:layer="layout" svg:width="0.09cm" svg:height="0.344cm" svg:x="14.221cm" svg:y="22.604cm" svg:viewBox="0 0 91 345" svg:d="M84 0c-66 46-84 120-84 172 0 49 15 125 84 173 2 0 7 0 7-3s-1-4-4-6c-47-41-63-101-63-164 0-92 35-138 64-164 2-1 3-2 3-4 0-4-5-4-7-4z">
            <text:p/>
          </draw:path>
          <draw:path draw:style-name="gr6" draw:text-style-name="P5" draw:layer="layout" svg:width="0.104cm" svg:height="0.232cm" svg:x="14.351cm" svg:y="22.634cm" svg:viewBox="0 0 105 233" svg:d="M96 13c0-5-4-13-13-13-10 0-20 9-20 19 0 6 4 13 14 13s19-10 19-19zM26 189c-2 5-4 8-4 15 0 15 14 29 33 29 36 0 50-48 50-53 0-4-4-4-5-4-5 0-5 2-7 5-8 28-24 42-37 42-7 0-8-5-8-12 0-8 2-14 6-22 3-10 6-19 11-28 2-8 15-40 17-43 1-4 2-8 2-12 0-16-15-29-34-29-34 0-50 47-50 53 0 4 4 4 6 4 5 0 5-2 6-5 9-30 25-43 37-43 6 0 9 4 9 13 0 7-2 13-11 34z">
            <text:p/>
          </draw:path>
          <draw:path draw:style-name="gr6" draw:text-style-name="P5" draw:layer="layout" svg:width="0.253cm" svg:height="0.254cm" svg:x="14.499cm" svg:y="22.649cm" svg:viewBox="0 0 254 255" svg:d="M136 135h106c4 0 12 0 12-7 0-9-8-9-12-9h-106v-107c0-4 0-12-8-12-9 0-9 8-9 12v107h-107c-4 0-12 0-12 9 0 7 8 7 12 7h107v107c0 4 0 13 9 13 8 0 8-8 8-13z">
            <text:p/>
          </draw:path>
          <draw:path draw:style-name="gr6" draw:text-style-name="P5" draw:layer="layout" svg:width="0.126cm" svg:height="0.229cm" svg:x="14.813cm" svg:y="22.633cm" svg:viewBox="0 0 127 230" svg:d="M78 10c0-10-1-10-10-10-22 21-53 22-68 22v13c8 0 31 0 50-10v177c0 11 0 15-34 15h-14v13c7 0 50-2 62-2 11 0 55 2 63 2v-13h-14c-35 0-35-4-35-15z">
            <text:p/>
          </draw:path>
          <draw:path draw:style-name="gr6" draw:text-style-name="P5" draw:layer="layout" svg:width="0.09cm" svg:height="0.344cm" svg:x="14.997cm" svg:y="22.604cm" svg:viewBox="0 0 91 345" svg:d="M7 0c-3 0-7 0-7 4 0 2 1 3 3 5 31 28 63 74 63 163 0 72-22 127-59 161-7 6-7 6-7 9 0 1 1 3 4 3 5 0 37-23 61-66 16-28 26-66 26-107 0-48-15-124-84-172z">
            <text:p/>
          </draw:path>
          <draw:path draw:style-name="gr6" draw:text-style-name="P5" draw:layer="layout" svg:width="0.151cm" svg:height="0.299cm" svg:x="15.126cm" svg:y="22.634cm" svg:viewBox="0 0 152 300" svg:d="M152 13c0-6-4-13-13-13-10 0-20 10-20 19 0 6 4 13 14 13 9 0 19-8 19-19zM78 246c-5 24-23 44-44 44-5 0-8-1-13-2 9-5 13-13 13-18 0-8-7-12-14-12-11 0-20 9-20 20 0 13 13 22 35 22 20 0 61-12 71-55l32-124c1-3 2-7 2-11 0-19-17-33-38-33-38 0-61 47-61 53 0 4 6 4 6 4 5 0 5-1 8-6 8-21 26-42 46-42 9 0 12 6 12 17 0 4-1 9-1 11z">
            <text:p/>
          </draw:path>
          <draw:path draw:style-name="gr6" draw:text-style-name="P5" draw:layer="layout" svg:width="0.169cm" svg:height="0.243cm" svg:x="15.334cm" svg:y="22.623cm" svg:viewBox="0 0 170 244" svg:d="M83 10c0 0 1-4 1-6 0-1-1-4-6-4-6 0-35 2-44 3-3 0-7 1-7 8 0 6 4 6 9 6 16 0 16 2 16 4 0 3 0 5-2 8l-48 196c-2 6-2 7-2 8 0 4 4 11 12 11 9 0 14-8 16-14 0-3 16-63 17-68 24 3 45 10 45 28 0 1 0 4-2 7-1 6-1 7-1 11 0 25 21 36 37 36 34 0 44-53 44-54 0-4-4-4-6-4-4 0-5 2-6 9-5 14-14 39-32 39-9 0-11-9-11-18 0-5 0-7 1-16 1-1 2-6 2-11 0-30-41-36-56-36 11-6 23-18 30-23 16-17 34-33 53-33 5 0 9 2 12 5-15 2-18 13-18 19 0 8 6 13 14 13 9 0 19-7 19-22 0-11-8-25-27-25s-37 15-55 31c-14 14-25 24-40 31z">
            <text:p/>
          </draw:path>
          <draw:path draw:style-name="gr6" draw:text-style-name="P5" draw:layer="layout" svg:width="0.3cm" svg:height="0.02cm" svg:x="15.702cm" svg:y="22.641cm" svg:viewBox="0 0 301 21" svg:d="M284 21c8 0 17 0 17-11 0-10-9-10-17-10h-267c-8 0-17 0-17 10 0 11 9 11 17 11z">
            <text:p/>
          </draw:path>
          <draw:path draw:style-name="gr6" draw:text-style-name="P5" draw:layer="layout" svg:width="0.488cm" svg:height="0.347cm" svg:x="16.18cm" svg:y="22.437cm" svg:viewBox="0 0 489 348" svg:d="M426 57c12-21 23-39 54-41 5-1 9-1 9-10 0-3-2-6-5-6-12 0-26 1-38 1-17 0-35-1-52-1-2 0-9 0-9 9 0 6 5 7 8 7 11 0 28 4 28 19 0 5-2 9-5 15l-134 233-18-245c-1-9-2-22 34-22 9 0 13 0 13-10 0-6-5-6-6-6-21 0-41 1-61 1-11 0-40-1-51-1-4 0-10 0-10 10 0 6 5 6 12 6 21 0 25 2 26 12l3 38-124 217-19-249c0-7 0-18 37-18 5 0 11 0 11-10 0-6-7-6-8-6-19 0-40 1-61 1-16 0-34-1-51-1-2 0-9 0-9 9 0 7 4 7 12 7 25 0 25 4 26 18l22 301c2 9 2 13 8 13 7 0 8-3 13-11l144-251 19 249c0 11 1 13 8 13 6 0 9-5 11-10z">
            <text:p/>
          </draw:path>
          <draw:path draw:style-name="gr6" draw:text-style-name="P5" draw:layer="layout" svg:width="0.086cm" svg:height="0.178cm" svg:x="16.702cm" svg:y="22.378cm" svg:viewBox="0 0 87 179" svg:d="M84 30c3-5 3-9 3-11 0-11-10-19-20-19-13 0-18 11-19 17l-46 150c-1 0-2 4-2 4 0 5 11 8 13 8 3 0 4 0 6-5z">
            <text:p/>
          </draw:path>
          <draw:path draw:style-name="gr6" draw:text-style-name="P5" draw:layer="layout" svg:width="0.09cm" svg:height="0.344cm" svg:x="16.657cm" svg:y="22.649cm" svg:viewBox="0 0 91 345" svg:d="M84 0c-66 46-84 120-84 172 0 49 15 125 84 173 2 0 7 0 7-3s-1-4-4-6c-47-41-63-101-63-164 0-92 35-138 64-164 2-1 3-2 3-4 0-4-5-4-7-4z">
            <text:p/>
          </draw:path>
          <draw:path draw:style-name="gr6" draw:text-style-name="P5" draw:layer="layout" svg:width="0.104cm" svg:height="0.232cm" svg:x="16.787cm" svg:y="22.679cm" svg:viewBox="0 0 105 233" svg:d="M96 13c0-5-4-13-13-13-10 0-20 9-20 19 0 6 4 13 14 13s19-10 19-19zM26 189c-2 5-4 8-4 15 0 15 14 29 33 29 35 0 50-48 50-53 0-4-4-4-5-4-5 0-5 2-7 5-8 28-24 42-37 42-7 0-8-5-8-12 0-8 2-14 6-22 3-10 6-19 10-28 3-8 16-40 18-43 1-4 2-8 2-12 0-16-15-29-34-29-34 0-50 47-50 53 0 4 4 4 6 4 5 0 5-2 6-5 9-30 25-43 37-43 6 0 9 4 9 13 0 7-2 13-11 34z">
            <text:p/>
          </draw:path>
          <draw:path draw:style-name="gr6" draw:text-style-name="P5" draw:layer="layout" svg:width="0.253cm" svg:height="0.254cm" svg:x="16.935cm" svg:y="22.694cm" svg:viewBox="0 0 254 255" svg:d="M136 135h106c4 0 12 0 12-7 0-9-8-9-12-9h-106v-107c0-4 0-12-8-12-9 0-9 8-9 12v107h-107c-4 0-12 0-12 9 0 7 8 7 12 7h107v107c0 4 0 13 9 13 8 0 8-8 8-13z">
            <text:p/>
          </draw:path>
          <draw:path draw:style-name="gr6" draw:text-style-name="P5" draw:layer="layout" svg:width="0.126cm" svg:height="0.229cm" svg:x="17.25cm" svg:y="22.679cm" svg:viewBox="0 0 127 230" svg:d="M78 10c0-10-1-10-10-10-22 21-53 22-68 22v13c8 0 31 0 50-10v177c0 11 0 15-34 15h-14v13c7 0 50-2 62-2 11 0 55 2 63 2v-13h-14c-35 0-35-4-35-15z">
            <text:p/>
          </draw:path>
          <draw:path draw:style-name="gr6" draw:text-style-name="P5" draw:layer="layout" svg:width="0.09cm" svg:height="0.344cm" svg:x="17.433cm" svg:y="22.649cm" svg:viewBox="0 0 91 345" svg:d="M7 0c-3 0-7 0-7 4 0 2 1 3 3 5 31 28 63 74 63 163 0 72-22 127-59 161-7 6-7 6-7 9 0 1 1 3 4 3 5 0 37-23 61-66 16-28 26-66 26-107 0-48-15-124-84-172z">
            <text:p/>
          </draw:path>
          <draw:path draw:style-name="gr6" draw:text-style-name="P5" draw:layer="layout" svg:width="0.151cm" svg:height="0.299cm" svg:x="17.562cm" svg:y="22.679cm" svg:viewBox="0 0 152 300" svg:d="M152 13c0-6-4-13-13-13-10 0-20 10-20 19 0 6 4 13 14 13 9 0 19-8 19-19zM78 246c-5 24-23 44-44 44-5 0-8-1-13-2 9-5 13-13 13-18 0-8-7-12-14-12-11 0-20 9-20 20 0 13 13 22 35 22 20 0 61-12 71-55l32-124c1-3 2-7 2-11 0-19-17-33-38-33-38 0-61 47-61 53 0 4 6 4 6 4 5 0 5-1 8-6 8-21 26-42 46-42 9 0 12 6 12 17 0 4-1 9-1 11z">
            <text:p/>
          </draw:path>
          <draw:path draw:style-name="gr6" draw:text-style-name="P5" draw:layer="layout" svg:width="0.169cm" svg:height="0.243cm" svg:x="17.77cm" svg:y="22.668cm" svg:viewBox="0 0 170 244" svg:d="M83 10c0 0 1-4 1-6 0-1-1-4-6-4-6 0-35 2-44 3-3 0-7 1-7 8 0 6 4 6 9 6 16 0 16 2 16 4 0 3 0 5-2 8l-48 196c-2 6-2 7-2 8 0 4 4 11 12 11 9 0 14-8 16-14 0-3 16-63 17-68 24 3 45 10 45 28 0 1 0 4-2 7-1 6-1 7-1 11 0 25 21 36 37 36 34 0 44-53 44-54 0-4-4-4-6-4-4 0-5 2-6 9-5 14-14 39-32 39-9 0-11-9-11-18 0-5 0-7 1-16 1-1 2-6 2-11 0-30-41-36-56-36 11-6 23-18 30-23 16-17 34-33 53-33 5 0 9 2 12 5-15 2-18 13-18 19 0 8 6 13 14 13 9 0 19-7 19-22 0-11-8-25-27-25s-37 15-55 31c-14 14-25 24-40 31z">
            <text:p/>
          </draw:path>
        </draw:g>
        <draw:g>
          <svg:title>TexMaths</svg:title>
          <svg:desc>14§display§w_{ijk}-W'_{ijk}§svg§600§TRUE§</svg:desc>
          <draw:polygon draw:style-name="gr5" draw:text-style-name="P4" draw:layer="layout" svg:width="2.522cm" svg:height="0.584cm" svg:x="2.143cm" svg:y="20.604cm" svg:viewBox="0 0 2523 585" draw:points="1261,585 0,585 0,0 2523,0 2523,585">
            <text:p/>
          </draw:polygon>
          <draw:path draw:style-name="gr6" draw:text-style-name="P5" draw:layer="layout" svg:width="0.326cm" svg:height="0.223cm" svg:x="2.158cm" svg:y="20.781cm" svg:viewBox="0 0 327 224" svg:d="M214 50c2-10 7-29 7-31 0-9-7-13-14-13s-16 3-19 13c-1 3-25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1 16-39 32-105 32-128 0-27-13-35-22-35-13 0-25 12-25 24 0 6 3 10 8 13 5 6 18 18 18 43 0 16-15 64-27 89-14 27-30 44-55 44-24 0-36-15-36-43 0-13 3-29 5-36z">
            <text:p/>
          </draw:path>
          <draw:path draw:style-name="gr6" draw:text-style-name="P5" draw:layer="layout" svg:width="0.104cm" svg:height="0.232cm" svg:x="2.511cm" svg:y="20.844cm" svg:viewBox="0 0 105 233" svg:d="M96 13c0-5-4-13-13-13-10 0-20 9-20 19 0 6 4 13 14 13s19-10 19-19zM26 189c-2 5-4 8-4 15 0 15 14 29 33 29 36 0 50-48 50-53 0-4-4-4-5-4-5 0-5 2-7 5-8 28-24 42-37 42-7 0-8-5-8-12 0-8 2-14 6-22 3-10 6-19 11-28 2-8 15-40 17-43 1-4 2-8 2-12 0-16-15-29-34-29-34 0-50 47-50 53 0 4 4 4 6 4 5 0 5-2 6-5 9-30 25-43 37-43 6 0 9 4 9 13 0 7-2 13-11 34z">
            <text:p/>
          </draw:path>
          <draw:path draw:style-name="gr6" draw:text-style-name="P5" draw:layer="layout" svg:width="0.151cm" svg:height="0.299cm" svg:x="2.635cm" svg:y="20.844cm" svg:viewBox="0 0 152 300" svg:d="M152 13c0-6-4-13-13-13-10 0-20 10-20 19 0 6 4 13 14 13 9 0 19-8 19-19zM78 246c-5 24-23 44-44 44-5 0-8-1-13-2 9-5 13-13 13-18 0-8-7-12-14-12-11 0-20 9-20 20 0 13 13 22 35 22 20 0 61-12 71-55l32-124c1-3 2-7 2-11 0-19-17-33-38-33-38 0-61 47-61 53 0 4 6 4 6 4 5 0 5-1 8-6 8-21 26-42 46-42 9 0 12 6 12 17 0 4-1 9-1 11z">
            <text:p/>
          </draw:path>
          <draw:path draw:style-name="gr6" draw:text-style-name="P5" draw:layer="layout" svg:width="0.169cm" svg:height="0.243cm" svg:x="2.843cm" svg:y="20.834cm" svg:viewBox="0 0 170 244" svg:d="M83 10c0 0 1-4 1-6 0-1-1-4-6-4-6 0-35 2-44 3-3 0-7 1-7 8 0 6 4 6 9 6 16 0 16 2 16 4 0 3 0 5-2 8l-48 196c-2 6-2 7-2 8 0 4 4 11 12 11 9 0 14-8 16-14 0-3 16-63 17-68 24 3 45 10 45 28 0 1 0 4-2 7-1 6-1 7-1 11 0 25 21 36 37 36 34 0 44-53 44-54 0-4-5-4-6-4-4 0-5 2-6 9-5 14-14 39-32 39-9 0-11-9-11-18 0-5 0-7 1-16 1-1 2-6 2-11 0-30-41-36-56-36 11-6 23-18 30-23 16-17 34-33 53-33 5 0 9 2 12 5-15 2-18 13-18 19 0 8 6 13 14 13 9 0 19-7 19-22 0-11-8-25-27-25s-37 15-55 31c-14 14-25 24-40 31z">
            <text:p/>
          </draw:path>
          <draw:path draw:style-name="gr6" draw:text-style-name="P5" draw:layer="layout" svg:width="0.3cm" svg:height="0.02cm" svg:x="3.209cm" svg:y="20.866cm" svg:viewBox="0 0 301 21" svg:d="M284 21c9 0 17 0 17-11 0-10-8-10-17-10h-267c-8 0-17 0-17 10 0 11 9 11 17 11z">
            <text:p/>
          </draw:path>
          <draw:path draw:style-name="gr6" draw:text-style-name="P5" draw:layer="layout" svg:width="0.488cm" svg:height="0.347cm" svg:x="3.687cm" svg:y="20.662cm" svg:viewBox="0 0 489 348" svg:d="M426 57c12-21 23-39 54-41 5-1 9-1 9-10 0-3-2-6-5-6-13 0-26 1-38 1-17 0-35-1-52-1-2 0-9 0-9 9 0 6 5 7 8 7 11 0 28 4 28 19 0 5-2 9-6 15l-133 233-18-245c-1-9-2-22 34-22 9 0 13 0 13-10 0-6-5-6-6-6-21 0-41 1-61 1-11 0-40-1-51-1-4 0-10 0-10 10 0 6 5 6 12 6 21 0 24 2 26 12l3 38-124 217-19-249c0-7 0-18 37-18 5 0 11 0 11-10 0-6-7-6-8-6-19 0-40 1-61 1-16 0-34-1-51-1-2 0-9 0-9 9 0 7 4 7 12 7 25 0 26 4 26 18l22 301c2 9 2 13 8 13 7 0 8-3 13-11l144-251 19 249c0 11 1 13 8 13 6 0 9-5 11-10z">
            <text:p/>
          </draw:path>
          <draw:path draw:style-name="gr6" draw:text-style-name="P5" draw:layer="layout" svg:width="0.086cm" svg:height="0.178cm" svg:x="4.21cm" svg:y="20.603cm" svg:viewBox="0 0 87 179" svg:d="M84 30c3-5 3-9 3-11 0-11-10-19-20-19-13 0-18 11-19 17l-46 150c-1 0-2 4-2 4 0 5 11 8 13 8 3 0 4 0 6-5z">
            <text:p/>
          </draw:path>
          <draw:path draw:style-name="gr6" draw:text-style-name="P5" draw:layer="layout" svg:width="0.104cm" svg:height="0.232cm" svg:x="4.141cm" svg:y="20.892cm" svg:viewBox="0 0 105 233" svg:d="M96 13c0-5-4-13-13-13-10 0-20 9-20 19 0 6 4 13 14 13s19-10 19-19zM26 189c-2 5-4 8-4 15 0 15 14 29 33 29 36 0 50-48 50-53 0-4-4-4-5-4-5 0-5 2-7 5-8 28-24 42-37 42-7 0-8-5-8-11 0-9 2-15 6-23 3-10 6-19 11-28 2-8 15-40 17-43 1-4 2-8 2-12 0-16-15-29-34-29-34 0-50 47-50 53 0 4 4 4 6 4 5 0 5-2 6-5 9-30 25-43 37-43 6 0 9 4 9 13 0 7-2 13-11 34z">
            <text:p/>
          </draw:path>
          <draw:path draw:style-name="gr6" draw:text-style-name="P5" draw:layer="layout" svg:width="0.151cm" svg:height="0.299cm" svg:x="4.264cm" svg:y="20.892cm" svg:viewBox="0 0 152 300" svg:d="M152 13c0-6-4-13-13-13-10 0-20 10-20 19 0 6 4 13 14 13 9 0 19-8 19-19zM78 246c-5 24-23 44-44 44-5 0-8-1-13-2 9-5 13-13 13-18 0-8-7-12-14-12-11 0-20 9-20 20 0 13 13 22 35 22 20 0 61-12 71-55l32-124c1-3 2-7 2-11 0-19-17-33-38-33-38 0-61 47-61 53 0 4 6 4 6 4 5 0 5-1 8-6 8-21 26-42 46-42 9 0 12 6 12 17 0 4-1 9-1 11z">
            <text:p/>
          </draw:path>
          <draw:path draw:style-name="gr6" draw:text-style-name="P5" draw:layer="layout" svg:width="0.169cm" svg:height="0.243cm" svg:x="4.472cm" svg:y="20.881cm" svg:viewBox="0 0 170 244" svg:d="M83 10c0 0 1-4 1-6 0-1-1-4-6-4-6 0-35 2-44 3-3 0-7 1-7 8 0 6 4 6 9 6 16 0 16 2 16 4 0 3 0 5-2 8l-48 196c-2 6-2 7-2 8 0 4 4 11 12 11 9 0 14-8 16-14 0-3 16-63 17-68 24 3 45 10 45 28 0 1 0 4-2 7-1 6-1 7-1 11 0 25 21 36 37 36 34 0 44-53 44-54 0-4-5-4-6-4-4 0-5 2-6 9-5 14-14 39-32 39-9 0-11-9-11-18 0-5 0-7 1-16 1-1 2-6 2-11 0-30-41-36-56-36 11-6 23-18 30-23 16-17 34-33 53-33 5 0 9 2 12 5-15 2-18 14-18 19 0 8 6 13 14 13 9 0 19-7 19-22 0-11-8-25-27-25s-37 15-55 31c-14 14-25 24-40 31z">
            <text:p/>
          </draw:path>
        </draw:g>
        <draw:line draw:style-name="gr18" draw:text-style-name="P3" draw:layer="layout" svg:x1="13.702cm" svg:y1="21.471cm" svg:x2="11.162cm" svg:y2="21.471cm">
          <text:p/>
        </draw:line>
        <draw:g>
          <svg:title>TexMaths</svg:title>
          <svg:desc>14§display§w_{(i+1)j(k+1)} = w_{(i+1)jk}-W'_{(i+1)jk}+W_{(i+1)jk}§svg§600§TRUE§</svg:desc>
          <draw:polygon draw:style-name="gr5" draw:text-style-name="P4" draw:layer="layout" svg:width="9.753cm" svg:height="0.615cm" svg:x="4.429cm" svg:y="25.022cm" svg:viewBox="0 0 9754 616" draw:points="4876,616 0,616 0,0 9754,0 9754,616">
            <text:p/>
          </draw:polygon>
          <draw:path draw:style-name="gr6" draw:text-style-name="P5" draw:layer="layout" svg:width="0.326cm" svg:height="0.223cm" svg:x="4.444cm" svg:y="25.199cm" svg:viewBox="0 0 327 224" svg:d="M214 50c2-10 7-29 7-31 0-9-7-13-14-13s-15 3-19 13c-1 3-24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1 16-39 32-105 32-128 0-27-13-35-22-35-13 0-25 12-25 24 0 6 3 10 8 13 5 6 18 18 18 43 0 16-15 64-27 89-14 27-30 44-55 44-24 0-36-15-36-43 0-13 4-29 5-36z">
            <text:p/>
          </draw:path>
          <draw:path draw:style-name="gr6" draw:text-style-name="P5" draw:layer="layout" svg:width="0.09cm" svg:height="0.344cm" svg:x="4.821cm" svg:y="25.247cm" svg:viewBox="0 0 91 345" svg:d="M84 0c-66 46-84 120-84 172 0 49 15 125 84 173 2 0 7 0 7-3s-1-4-4-6c-47-41-63-101-63-164 0-92 35-138 64-164 2-1 3-2 3-4 0-4-5-4-7-4z">
            <text:p/>
          </draw:path>
          <draw:path draw:style-name="gr6" draw:text-style-name="P5" draw:layer="layout" svg:width="0.104cm" svg:height="0.232cm" svg:x="4.951cm" svg:y="25.277cm" svg:viewBox="0 0 105 233" svg:d="M96 13c0-5-4-13-13-13-10 0-20 9-20 19 0 6 4 13 14 13s19-10 19-19zM26 189c-2 5-4 8-4 15 0 15 14 29 33 29 36 0 50-48 50-53 0-4-4-4-5-4-5 0-5 2-7 5-8 28-24 42-37 42-7 0-8-5-8-12 0-8 2-14 6-22 3-10 6-19 11-28 2-8 15-40 17-43 1-4 2-8 2-12 0-16-15-29-34-29-34 0-50 47-50 53 0 4 4 4 6 4 5 0 5-2 6-5 9-30 25-43 37-43 6 0 9 4 9 13 0 7-2 13-11 34z">
            <text:p/>
          </draw:path>
          <draw:path draw:style-name="gr6" draw:text-style-name="P5" draw:layer="layout" svg:width="0.253cm" svg:height="0.254cm" svg:x="5.099cm" svg:y="25.292cm" svg:viewBox="0 0 254 255" svg:d="M136 135h106c4 0 12 0 12-7 0-9-8-9-12-9h-106v-107c0-4 0-12-8-12-9 0-9 8-9 12v107h-107c-4 0-12 0-12 9 0 7 8 7 12 7h107v107c0 4 0 13 9 13 8 0 8-8 8-13z">
            <text:p/>
          </draw:path>
          <draw:path draw:style-name="gr6" draw:text-style-name="P5" draw:layer="layout" svg:width="0.126cm" svg:height="0.229cm" svg:x="5.413cm" svg:y="25.276cm" svg:viewBox="0 0 127 230" svg:d="M78 10c0-10-1-10-10-10-22 21-53 22-68 22v13c8 0 31 0 50-10v177c0 11 0 15-34 15h-14v13c7 0 50-2 62-2 11 0 55 2 63 2v-13h-14c-35 0-35-4-35-15z">
            <text:p/>
          </draw:path>
          <draw:path draw:style-name="gr6" draw:text-style-name="P5" draw:layer="layout" svg:width="0.09cm" svg:height="0.344cm" svg:x="5.597cm" svg:y="25.247cm" svg:viewBox="0 0 91 345" svg:d="M7 0c-3 0-7 0-7 4 0 2 1 3 3 5 31 28 63 74 63 163 0 72-22 127-59 161-7 6-7 6-7 9 0 1 1 3 4 3 5 0 37-23 61-66 16-28 26-66 26-107 0-48-15-124-84-172z">
            <text:p/>
          </draw:path>
          <draw:path draw:style-name="gr6" draw:text-style-name="P5" draw:layer="layout" svg:width="0.151cm" svg:height="0.299cm" svg:x="5.726cm" svg:y="25.277cm" svg:viewBox="0 0 152 300" svg:d="M152 13c0-6-4-13-13-13-10 0-20 10-20 19 0 6 4 13 14 13 9 0 19-8 19-19zM78 246c-5 24-23 44-44 44-5 0-8-1-13-2 9-5 13-13 13-18 0-8-7-12-14-12-11 0-20 9-20 20 0 13 13 22 35 22 20 0 61-12 71-55l32-124c1-3 2-7 2-11 0-19-17-33-38-33-38 0-61 47-61 53 0 4 6 4 6 4 5 0 5-1 8-6 8-21 26-42 46-42 9 0 12 6 12 17 0 4-1 9-1 11z">
            <text:p/>
          </draw:path>
          <draw:path draw:style-name="gr6" draw:text-style-name="P5" draw:layer="layout" svg:width="0.09cm" svg:height="0.344cm" svg:x="5.949cm" svg:y="25.247cm" svg:viewBox="0 0 91 345" svg:d="M84 0c-66 46-84 120-84 172 0 49 15 125 84 173 2 0 7 0 7-3s-1-4-4-6c-47-41-63-101-63-164 0-92 35-138 64-164 2-1 3-2 3-4 0-4-5-4-7-4z">
            <text:p/>
          </draw:path>
          <draw:path draw:style-name="gr6" draw:text-style-name="P5" draw:layer="layout" svg:width="0.169cm" svg:height="0.243cm" svg:x="6.089cm" svg:y="25.266cm" svg:viewBox="0 0 170 244" svg:d="M83 10c0 0 1-4 1-6 0-1-1-4-6-4-6 0-35 2-44 3-3 0-7 1-7 8 0 6 4 6 9 6 16 0 16 2 16 4 0 3 0 5-2 8l-48 196c-2 6-2 7-2 8 0 4 4 11 12 11 9 0 14-8 16-14 0-3 16-63 17-68 24 3 45 10 45 28 0 1 0 4-2 7-1 6-1 7-1 11 0 25 21 36 37 36 34 0 44-53 44-54 0-4-4-4-6-4-4 0-5 2-6 9-5 14-14 39-32 39-9 0-11-9-11-18 0-5 0-7 1-16 1-1 2-6 2-11 0-30-41-36-56-36 11-6 23-18 30-23 16-17 34-33 53-33 5 0 9 2 12 5-15 2-18 13-18 19 0 8 6 13 14 13 9 0 19-7 19-22 0-11-8-25-26-25-20 0-38 15-56 31-14 14-25 24-40 31z">
            <text:p/>
          </draw:path>
          <draw:path draw:style-name="gr6" draw:text-style-name="P5" draw:layer="layout" svg:width="0.253cm" svg:height="0.254cm" svg:x="6.304cm" svg:y="25.292cm" svg:viewBox="0 0 254 255" svg:d="M136 135h106c4 0 12 0 12-7 0-9-8-9-12-9h-106v-107c0-4 0-12-8-12-9 0-9 8-9 12v107h-107c-4 0-12 0-12 9 0 7 8 7 12 7h107v107c0 4 0 13 9 13 8 0 8-8 8-13z">
            <text:p/>
          </draw:path>
          <draw:path draw:style-name="gr6" draw:text-style-name="P5" draw:layer="layout" svg:width="0.126cm" svg:height="0.229cm" svg:x="6.62cm" svg:y="25.276cm" svg:viewBox="0 0 127 230" svg:d="M78 10c0-10-1-10-10-10-22 21-53 22-68 22v13c8 0 31 0 50-10v177c0 11 0 15-34 15h-14v13c7 0 50-2 62-2 11 0 55 2 63 2v-13h-14c-35 0-35-4-35-15z">
            <text:p/>
          </draw:path>
          <draw:path draw:style-name="gr6" draw:text-style-name="P5" draw:layer="layout" svg:width="0.09cm" svg:height="0.344cm" svg:x="6.802cm" svg:y="25.247cm" svg:viewBox="0 0 91 345" svg:d="M7 0c-3 0-7 0-7 4 0 2 1 3 3 5 31 28 63 74 63 163 0 72-22 127-59 161-7 6-7 6-7 9 0 1 1 3 4 3 5 0 37-23 61-66 16-28 26-66 26-107 0-48-15-124-84-172z">
            <text:p/>
          </draw:path>
          <draw:path draw:style-name="gr6" draw:text-style-name="P5" draw:layer="layout" svg:width="0.327cm" svg:height="0.115cm" svg:x="7.121cm" svg:y="25.236cm" svg:viewBox="0 0 328 116" svg:d="M311 20c8 0 17 0 17-10s-9-10-16-10h-295c-8 0-17 0-17 10s9 10 17 10zM312 116c7 0 16 0 16-10s-9-10-17-10h-294c-8 0-17 0-17 10s9 10 17 10z">
            <text:p/>
          </draw:path>
          <draw:path draw:style-name="gr6" draw:text-style-name="P5" draw:layer="layout" svg:width="0.326cm" svg:height="0.223cm" svg:x="7.627cm" svg:y="25.199cm" svg:viewBox="0 0 327 224" svg:d="M214 50c2-10 7-29 7-31 0-9-7-13-14-13s-14 3-19 13c-1 3-24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1 16-39 32-105 32-128 0-27-13-35-22-35-13 0-25 12-25 24 0 6 3 10 8 13 5 6 18 18 18 43 0 16-15 64-27 89-14 27-30 44-55 44-24 0-36-15-36-43 0-13 4-29 5-36z">
            <text:p/>
          </draw:path>
          <draw:path draw:style-name="gr6" draw:text-style-name="P5" draw:layer="layout" svg:width="0.09cm" svg:height="0.344cm" svg:x="8.005cm" svg:y="25.247cm" svg:viewBox="0 0 91 345" svg:d="M84 0c-66 46-84 120-84 172 0 49 15 125 84 173 2 0 7 0 7-3s-1-4-4-6c-47-41-63-101-63-164 0-92 35-138 64-164 2-1 3-2 3-4 0-4-5-4-7-4z">
            <text:p/>
          </draw:path>
          <draw:path draw:style-name="gr6" draw:text-style-name="P5" draw:layer="layout" svg:width="0.104cm" svg:height="0.232cm" svg:x="8.135cm" svg:y="25.277cm" svg:viewBox="0 0 105 233" svg:d="M96 13c0-5-4-13-13-13-10 0-20 9-20 19 0 6 4 13 14 13s19-10 19-19zM26 189c-2 5-4 8-4 15 0 15 14 29 33 29 35 0 50-48 50-53 0-4-4-4-5-4-5 0-5 2-7 5-8 28-24 42-37 42-7 0-8-5-8-12 0-8 2-14 6-22 3-10 6-19 10-28 3-8 16-40 18-43 1-4 2-8 2-12 0-16-15-29-34-29-34 0-50 47-50 53 0 4 4 4 6 4 5 0 5-2 6-5 9-30 25-43 37-43 6 0 9 4 9 13 0 7-2 13-11 34z">
            <text:p/>
          </draw:path>
          <draw:path draw:style-name="gr6" draw:text-style-name="P5" draw:layer="layout" svg:width="0.253cm" svg:height="0.254cm" svg:x="8.282cm" svg:y="25.292cm" svg:viewBox="0 0 254 255" svg:d="M136 135h106c4 0 12 0 12-7 0-9-8-9-12-9h-106v-107c0-4 0-12-8-12-9 0-9 8-9 12v107h-107c-4 0-12 0-12 9 0 7 8 7 12 7h107v107c0 4 0 13 9 13 8 0 8-8 8-13z">
            <text:p/>
          </draw:path>
          <draw:path draw:style-name="gr6" draw:text-style-name="P5" draw:layer="layout" svg:width="0.126cm" svg:height="0.229cm" svg:x="8.598cm" svg:y="25.276cm" svg:viewBox="0 0 127 230" svg:d="M78 10c0-10-1-10-10-10-22 21-53 22-68 22v13c8 0 31 0 50-10v177c0 11 0 15-34 15h-14v13c7 0 50-2 62-2 11 0 55 2 63 2v-13h-14c-35 0-35-4-35-15z">
            <text:p/>
          </draw:path>
          <draw:path draw:style-name="gr6" draw:text-style-name="P5" draw:layer="layout" svg:width="0.09cm" svg:height="0.344cm" svg:x="8.78cm" svg:y="25.247cm" svg:viewBox="0 0 91 345" svg:d="M7 0c-3 0-7 0-7 4 0 2 1 3 3 5 31 28 63 74 63 163 0 72-22 127-59 161-7 6-7 6-7 9 0 1 1 3 4 3 5 0 37-23 61-66 16-28 26-66 26-107 0-48-15-124-84-172z">
            <text:p/>
          </draw:path>
          <draw:path draw:style-name="gr6" draw:text-style-name="P5" draw:layer="layout" svg:width="0.151cm" svg:height="0.299cm" svg:x="8.91cm" svg:y="25.277cm" svg:viewBox="0 0 152 300" svg:d="M152 13c0-6-4-13-13-13-10 0-20 10-20 19 0 6 4 13 14 13 9 0 19-8 19-19zM78 246c-5 24-23 44-44 44-5 0-8-1-13-2 9-5 13-13 13-18 0-8-7-12-14-12-11 0-20 9-20 20 0 13 13 22 35 22 20 0 61-12 71-55l32-124c1-3 2-7 2-11 0-19-17-33-38-33-38 0-61 47-61 53 0 4 6 4 6 4 5 0 5-1 8-6 8-21 26-42 46-42 9 0 12 6 12 17 0 4-1 9-1 11z">
            <text:p/>
          </draw:path>
          <draw:path draw:style-name="gr6" draw:text-style-name="P5" draw:layer="layout" svg:width="0.169cm" svg:height="0.243cm" svg:x="9.118cm" svg:y="25.266cm" svg:viewBox="0 0 170 244" svg:d="M83 10c0 0 1-4 1-6 0-1-1-4-6-4-6 0-35 2-44 3-3 0-7 1-7 8 0 6 4 6 9 6 16 0 16 2 16 4 0 3 0 5-2 8l-48 196c-2 6-2 7-2 8 0 4 4 11 12 11 9 0 14-8 16-14 0-3 16-63 17-68 24 3 45 10 45 28 0 1 0 4-2 7-1 6-1 7-1 11 0 25 21 36 37 36 34 0 44-53 44-54 0-4-4-4-6-4-4 0-5 2-6 9-5 14-14 39-32 39-9 0-11-9-11-18 0-5 0-7 1-16 1-1 2-6 2-11 0-30-41-36-56-36 11-6 23-18 30-23 16-17 34-33 53-33 5 0 9 2 12 5-15 2-18 13-18 19 0 8 6 13 14 13 9 0 19-7 19-22 0-11-8-25-27-25s-37 15-55 31c-14 14-25 24-40 31z">
            <text:p/>
          </draw:path>
          <draw:path draw:style-name="gr6" draw:text-style-name="P5" draw:layer="layout" svg:width="0.3cm" svg:height="0.02cm" svg:x="9.485cm" svg:y="25.284cm" svg:viewBox="0 0 301 21" svg:d="M284 21c8 0 17 0 17-11 0-10-9-10-17-10h-267c-8 0-17 0-17 10 0 11 9 11 17 11z">
            <text:p/>
          </draw:path>
          <draw:path draw:style-name="gr6" draw:text-style-name="P5" draw:layer="layout" svg:width="0.488cm" svg:height="0.347cm" svg:x="9.963cm" svg:y="25.08cm" svg:viewBox="0 0 489 348" svg:d="M426 57c12-21 23-39 54-41 5-1 9-1 9-10 0-3-2-6-5-6-12 0-26 1-38 1-17 0-35-1-52-1-2 0-9 0-9 9 0 6 5 7 7 7 12 0 29 4 29 19 0 5-2 9-5 15l-134 233-18-245c-1-9-2-22 34-22 9 0 13 0 13-10 0-6-5-6-6-6-21 0-41 1-61 1-11 0-40-1-51-1-4 0-10 0-10 10 0 6 5 6 12 6 21 0 25 2 26 12l3 38-124 217-19-249c0-7 0-18 37-18 5 0 10 0 10-10 0-6-6-6-7-6-19 0-40 1-61 1-16 0-34-1-51-1-2 0-9 0-9 9 0 7 4 7 12 7 25 0 25 4 26 18l22 301c2 9 2 13 8 13s8-3 13-11l144-251 19 249c0 11 1 13 8 13 6 0 9-5 11-10z">
            <text:p/>
          </draw:path>
          <draw:path draw:style-name="gr6" draw:text-style-name="P5" draw:layer="layout" svg:width="0.086cm" svg:height="0.178cm" svg:x="10.486cm" svg:y="25.021cm" svg:viewBox="0 0 87 179" svg:d="M84 30c3-5 3-9 3-11 0-11-10-19-20-19-13 0-18 11-19 17l-46 150c-1 0-2 4-2 4 0 5 11 8 13 8 3 0 4 0 6-5z">
            <text:p/>
          </draw:path>
          <draw:path draw:style-name="gr6" draw:text-style-name="P5" draw:layer="layout" svg:width="0.09cm" svg:height="0.344cm" svg:x="10.44cm" svg:y="25.292cm" svg:viewBox="0 0 91 345" svg:d="M84 0c-66 46-84 120-84 172 0 49 15 125 84 173 2 0 7 0 7-3s-1-4-4-6c-47-41-63-101-63-164 0-92 35-138 64-164 2-1 3-2 3-4 0-4-5-4-7-4z">
            <text:p/>
          </draw:path>
          <draw:path draw:style-name="gr6" draw:text-style-name="P5" draw:layer="layout" svg:width="0.104cm" svg:height="0.232cm" svg:x="10.571cm" svg:y="25.322cm" svg:viewBox="0 0 105 233" svg:d="M96 13c0-5-4-13-13-13-10 0-20 9-20 19 0 6 4 13 14 13s19-10 19-19zM26 189c-2 5-4 8-4 15 0 15 14 29 33 29 36 0 50-48 50-53 0-4-4-4-5-4-5 0-5 2-7 5-8 28-24 42-37 42-7 0-8-5-8-12 0-8 2-14 6-22 3-10 6-19 11-28 2-8 15-40 17-43 1-4 2-8 2-12 0-16-15-29-34-29-34 0-50 47-50 53 0 4 4 4 6 4 5 0 5-2 6-5 9-30 25-43 37-43 6 0 9 4 9 13 0 7-2 13-11 34z">
            <text:p/>
          </draw:path>
          <draw:path draw:style-name="gr6" draw:text-style-name="P5" draw:layer="layout" svg:width="0.253cm" svg:height="0.254cm" svg:x="10.718cm" svg:y="25.337cm" svg:viewBox="0 0 254 255" svg:d="M136 135h106c4 0 12 0 12-7 0-9-8-9-12-9h-106v-107c0-4 0-12-8-12-9 0-9 8-9 12v107h-107c-4 0-12 0-12 9 0 7 8 7 12 7h107v107c0 4 0 13 9 13 8 0 8-8 8-13z">
            <text:p/>
          </draw:path>
          <draw:path draw:style-name="gr6" draw:text-style-name="P5" draw:layer="layout" svg:width="0.126cm" svg:height="0.229cm" svg:x="11.034cm" svg:y="25.322cm" svg:viewBox="0 0 127 230" svg:d="M78 10c0-10-1-10-10-10-22 21-53 22-68 22v13c8 0 31 0 50-10v177c0 11 0 15-34 15h-14v13c7 0 50-2 62-2 11 0 55 2 63 2v-13h-14c-35 0-35-4-35-15z">
            <text:p/>
          </draw:path>
          <draw:path draw:style-name="gr6" draw:text-style-name="P5" draw:layer="layout" svg:width="0.09cm" svg:height="0.344cm" svg:x="11.216cm" svg:y="25.292cm" svg:viewBox="0 0 91 345" svg:d="M7 0c-3 0-7 0-7 4 0 2 1 3 3 5 31 28 63 74 63 163 0 72-22 127-59 161-7 6-7 6-7 9 0 1 1 3 4 3 5 0 37-23 61-66 16-28 26-66 26-107 0-48-15-124-84-172z">
            <text:p/>
          </draw:path>
          <draw:path draw:style-name="gr6" draw:text-style-name="P5" draw:layer="layout" svg:width="0.151cm" svg:height="0.299cm" svg:x="11.346cm" svg:y="25.322cm" svg:viewBox="0 0 152 300" svg:d="M152 13c0-6-4-13-13-13-10 0-20 10-20 19 0 6 4 13 14 13 9 0 19-8 19-19zM78 246c-5 24-23 44-44 44-5 0-8-1-13-2 9-5 13-13 13-18 0-8-7-12-14-12-11 0-20 9-20 20 0 13 13 22 35 22 20 0 61-12 71-55l32-124c1-3 2-7 2-11 0-19-17-33-38-33-38 0-61 47-61 53 0 4 5 4 6 4 5 0 5-1 8-6 8-21 26-42 46-42 9 0 12 6 12 17 0 4-1 9-1 11z">
            <text:p/>
          </draw:path>
          <draw:path draw:style-name="gr6" draw:text-style-name="P5" draw:layer="layout" svg:width="0.169cm" svg:height="0.243cm" svg:x="11.554cm" svg:y="25.311cm" svg:viewBox="0 0 170 244" svg:d="M83 10c0 0 1-4 1-6 0-1-1-4-6-4-6 0-35 2-44 3-3 0-7 1-7 8 0 6 4 6 9 6 16 0 16 2 16 4 0 3 0 5-2 8l-48 196c-2 6-2 7-2 8 0 4 4 11 12 11 9 0 14-8 16-14 0-3 16-63 17-68 24 3 45 10 45 28 0 1 0 4-2 7-1 6-1 7-1 11 0 25 21 36 36 36 35 0 45-53 45-54 0-4-4-4-6-4-4 0-5 2-6 9-5 14-14 39-32 39-9 0-11-9-11-18 0-5 0-7 1-16 1-1 2-6 2-11 0-30-41-36-56-36 11-6 23-18 30-23 16-17 34-33 53-33 5 0 9 2 12 5-15 2-18 13-18 19 0 8 6 13 14 13 9 0 19-7 19-22 0-11-8-25-27-25s-37 15-55 31c-14 14-25 24-40 31z">
            <text:p/>
          </draw:path>
          <draw:path draw:style-name="gr6" draw:text-style-name="P5" draw:layer="layout" svg:width="0.327cm" svg:height="0.328cm" svg:x="11.907cm" svg:y="25.13cm" svg:viewBox="0 0 328 329" svg:d="M175 175h137c7 0 16 0 16-10s-9-10-16-10h-137v-138c0-8 0-17-10-17s-10 9-10 17v138h-138c-8 0-17 0-17 10s9 10 17 10h138v137c0 7 0 17 10 17s10-10 10-17z">
            <text:p/>
          </draw:path>
          <draw:path draw:style-name="gr6" draw:text-style-name="P5" draw:layer="layout" svg:width="0.488cm" svg:height="0.347cm" svg:x="12.399cm" svg:y="25.08cm" svg:viewBox="0 0 489 348" svg:d="M426 57c12-21 23-39 54-41 5-1 9-1 9-10 0-3-2-6-5-6-12 0-26 1-38 1-17 0-35-1-52-1-2 0-9 0-9 9 0 6 5 7 7 7 12 0 29 4 29 19 0 5-2 9-5 15l-134 233-18-245c-1-9-2-22 34-22 9 0 13 0 13-10 0-6-5-6-6-6-21 0-41 1-61 1-11 0-40-1-51-1-4 0-10 0-10 10 0 6 5 6 12 6 21 0 25 2 26 12l3 38-125 217-18-249c0-7 0-18 37-18 5 0 10 0 10-10 0-6-6-6-7-6-19 0-40 1-61 1-16 0-34-1-51-1-2 0-9 0-9 9 0 7 4 7 12 7 25 0 25 4 26 18l22 301c2 9 2 13 8 13s8-3 13-11l144-251 19 249c0 11 1 13 8 13 6 0 9-5 11-10z">
            <text:p/>
          </draw:path>
          <draw:path draw:style-name="gr6" draw:text-style-name="P5" draw:layer="layout" svg:width="0.09cm" svg:height="0.344cm" svg:x="12.876cm" svg:y="25.247cm" svg:viewBox="0 0 91 345" svg:d="M84 0c-66 46-84 120-84 172 0 49 15 125 84 173 2 0 7 0 7-3s-1-4-4-6c-47-41-63-101-63-164 0-92 35-138 64-164 2-1 3-2 3-4 0-4-5-4-7-4z">
            <text:p/>
          </draw:path>
          <draw:path draw:style-name="gr6" draw:text-style-name="P5" draw:layer="layout" svg:width="0.104cm" svg:height="0.232cm" svg:x="13.007cm" svg:y="25.277cm" svg:viewBox="0 0 105 233" svg:d="M96 13c0-5-4-13-13-13-10 0-20 9-20 19 0 6 4 13 14 13s19-10 19-19zM26 189c-2 5-4 8-4 15 0 15 14 29 33 29 35 0 50-48 50-53 0-4-4-4-5-4-5 0-5 2-7 5-8 28-24 42-37 42-7 0-8-5-8-12 0-8 2-14 6-22 3-10 6-19 10-28 3-8 16-40 18-43 1-4 2-8 2-12 0-16-15-29-34-29-34 0-50 47-50 53 0 4 4 4 6 4 5 0 5-2 6-5 9-30 25-43 37-43 6 0 9 4 9 13 0 7-2 13-11 34z">
            <text:p/>
          </draw:path>
          <draw:path draw:style-name="gr6" draw:text-style-name="P5" draw:layer="layout" svg:width="0.253cm" svg:height="0.254cm" svg:x="13.154cm" svg:y="25.292cm" svg:viewBox="0 0 254 255" svg:d="M136 135h106c4 0 12 0 12-7 0-9-8-9-12-9h-106v-107c0-4 0-12-8-12-9 0-9 8-9 12v107h-107c-4 0-12 0-12 9 0 7 8 7 12 7h107v107c0 4 0 13 9 13 8 0 8-8 8-13z">
            <text:p/>
          </draw:path>
          <draw:path draw:style-name="gr6" draw:text-style-name="P5" draw:layer="layout" svg:width="0.126cm" svg:height="0.229cm" svg:x="13.47cm" svg:y="25.276cm" svg:viewBox="0 0 127 230" svg:d="M78 10c0-10-1-10-10-10-22 21-53 22-68 22v13c8 0 31 0 50-10v177c0 11 0 15-34 15h-14v13c7 0 50-2 62-2 11 0 55 2 63 2v-13h-14c-35 0-35-4-35-15z">
            <text:p/>
          </draw:path>
          <draw:path draw:style-name="gr6" draw:text-style-name="P5" draw:layer="layout" svg:width="0.09cm" svg:height="0.344cm" svg:x="13.652cm" svg:y="25.247cm" svg:viewBox="0 0 91 345" svg:d="M7 0c-3 0-7 0-7 4 0 2 1 3 3 5 31 28 64 74 64 163 0 72-23 127-60 161-7 6-7 6-7 9 0 1 1 3 4 3 5 0 37-23 61-66 16-28 26-66 26-107 0-48-15-124-84-172z">
            <text:p/>
          </draw:path>
          <draw:path draw:style-name="gr6" draw:text-style-name="P5" draw:layer="layout" svg:width="0.151cm" svg:height="0.299cm" svg:x="13.782cm" svg:y="25.277cm" svg:viewBox="0 0 152 300" svg:d="M152 13c0-6-4-13-13-13-10 0-20 10-20 19 0 6 4 13 14 13 9 0 19-8 19-19zM78 246c-5 24-23 44-44 44-5 0-8-1-13-2 9-5 13-13 13-18 0-8-7-12-14-12-11 0-20 9-20 20 0 13 13 22 35 22 20 0 60-12 71-55l32-124c1-3 2-7 2-11 0-19-17-33-38-33-38 0-61 47-61 53 0 4 5 4 6 4 5 0 5-1 8-6 8-21 26-42 46-42 9 0 12 6 12 17 0 4-1 9-1 11z">
            <text:p/>
          </draw:path>
          <draw:path draw:style-name="gr6" draw:text-style-name="P5" draw:layer="layout" svg:width="0.169cm" svg:height="0.243cm" svg:x="13.99cm" svg:y="25.266cm" svg:viewBox="0 0 170 244" svg:d="M83 10c0 0 1-4 1-6 0-1-1-4-6-4-6 0-35 2-44 3-3 0-7 1-7 8 0 6 4 6 9 6 16 0 16 2 16 4 0 3 0 5-2 8l-48 196c-2 6-2 7-2 8 0 4 4 11 12 11 9 0 14-8 16-14 0-3 16-63 17-68 24 3 45 10 45 28 0 1 0 4-2 7-1 6-1 7-1 11 0 25 21 36 37 36 34 0 44-53 44-54 0-4-4-4-6-4-4 0-5 2-6 9-5 14-14 39-32 39-9 0-11-9-11-18 0-5 0-7 1-16 1-1 2-6 2-11 0-30-41-36-56-36 11-6 23-18 30-23 16-17 34-33 53-33 5 0 9 2 12 5-15 2-18 13-18 19 0 8 6 13 14 13 9 0 19-7 19-22 0-11-8-25-26-25-20 0-38 15-56 31-14 14-25 24-40 31z">
            <text:p/>
          </draw:path>
        </draw:g>
        <draw:g>
          <svg:title>TexMaths</svg:title>
          <svg:desc>14§display§w_{ijk}§svg§600§TRUE§</svg:desc>
          <draw:polygon draw:style-name="gr5" draw:text-style-name="P4" draw:layer="layout" svg:width="0.892cm" svg:height="0.353cm" svg:x="3.917cm" svg:y="19.947cm" svg:viewBox="0 0 893 354" draw:points="447,354 0,354 0,0 893,0 893,354">
            <text:p/>
          </draw:polygon>
          <draw:path draw:style-name="gr6" draw:text-style-name="P5" draw:layer="layout" svg:width="0.326cm" svg:height="0.223cm" svg:x="3.932cm" svg:y="19.941cm" svg:viewBox="0 0 327 224" svg:d="M214 50c2-10 7-29 7-31 0-9-7-13-14-13-6 0-15 3-19 13-1 3-24 99-28 111-3 15-4 23-4 32 0 6 0 7 1 9-11 27-27 42-46 42-39 0-39-36-39-45 0-16 2-35 25-96 6-15 8-22 8-32 0-22-15-40-40-40-47 0-65 72-65 76 0 5 4 5 6 5 5 0 5 0 7-9 14-46 33-61 51-61 4 0 12 0 12 16 0 12-5 27-9 35-21 58-28 81-28 99 0 46 34 63 71 63 8 0 31 0 51-35 13 32 47 35 62 35 37 0 58-31 72-60 16-40 32-106 32-129 0-27-13-35-22-35-13 0-25 12-25 24 0 6 3 10 8 13 6 6 18 18 18 43 0 16-15 65-27 89-13 27-30 44-55 44-23 0-36-15-36-43 0-13 4-29 5-36z">
            <text:p/>
          </draw:path>
          <draw:path draw:style-name="gr6" draw:text-style-name="P5" draw:layer="layout" svg:width="0.104cm" svg:height="0.232cm" svg:x="4.286cm" svg:y="20.004cm" svg:viewBox="0 0 105 233" svg:d="M96 13c0-5-4-13-13-13-10 0-20 9-20 19 0 6 4 13 14 13s19-10 19-19zM26 189c-2 5-4 8-4 15 0 16 14 29 33 29 36 0 50-48 50-53 0-4-4-4-5-4-5 0-5 2-7 6-8 28-24 41-37 41-7 0-8-5-8-12 0-8 2-14 6-22 3-10 7-19 11-28 2-8 15-40 17-43 1-4 2-8 2-12 0-16-15-29-34-29-34 0-50 47-50 53 0 4 4 4 6 4 5 0 5-2 6-5 9-30 25-43 37-43 6 0 9 4 9 13 0 7-2 13-11 34z">
            <text:p/>
          </draw:path>
          <draw:path draw:style-name="gr6" draw:text-style-name="P5" draw:layer="layout" svg:width="0.151cm" svg:height="0.299cm" svg:x="4.409cm" svg:y="20.004cm" svg:viewBox="0 0 152 300" svg:d="M152 13c0-6-4-13-13-13-10 0-20 10-20 19 0 6 4 13 14 13 9 0 19-8 19-19zM78 246c-5 24-23 44-44 44-5 0-8-1-13-2 9-5 13-12 13-18 0-8-7-12-14-12-11 0-20 9-20 20 0 13 13 22 35 22 20 0 61-12 71-55l32-124c1-3 2-7 2-11 0-19-17-33-38-33-38 0-61 47-61 53 0 4 6 4 6 4 5 0 5-1 8-6 8-20 26-42 46-42 9 0 12 6 12 17 0 5-1 9-1 11z">
            <text:p/>
          </draw:path>
          <draw:path draw:style-name="gr6" draw:text-style-name="P5" draw:layer="layout" svg:width="0.169cm" svg:height="0.243cm" svg:x="4.617cm" svg:y="19.994cm" svg:viewBox="0 0 170 244" svg:d="M83 10c0 0 1-4 1-6 0-1-1-4-6-4-6 0-35 2-44 3-3 0-7 1-7 8 0 6 4 6 9 6 16 0 16 2 16 4 0 3 0 5-2 8l-48 196c-2 6-2 7-2 8 0 5 4 11 12 11 9 0 14-8 16-14 0-3 16-63 17-68 24 3 45 11 45 28 0 2 0 4-1 7-2 6-2 7-2 11 0 25 21 36 37 36 34 0 44-52 44-54 0-4-4-4-6-4-4 0-5 2-6 9-5 15-14 39-32 39-9 0-11-9-11-18 0-5 0-6 1-15 1-2 3-7 3-12 0-30-42-36-56-36 10-6 22-17 29-23 16-17 34-33 53-33 5 0 9 2 12 5-15 2-18 13-18 19 0 8 6 13 14 13 9 0 19-7 19-22 0-11-8-25-27-25s-37 15-54 31c-15 14-26 24-41 31z">
            <text:p/>
          </draw:path>
        </draw:g>
        <draw:line draw:style-name="gr18" draw:text-style-name="P3" draw:layer="layout" svg:x1="8.62cm" svg:y1="22.227cm" svg:x2="4.81cm" svg:y2="22.227cm">
          <text:p/>
        </draw:line>
        <draw:g>
          <svg:title>TexMaths</svg:title>
          <svg:desc>14§display§w_{(i+1)jk}§svg§600§TRUE§</svg:desc>
          <draw:polygon draw:style-name="gr5" draw:text-style-name="P4" draw:layer="layout" svg:width="1.699cm" svg:height="0.386cm" svg:x="3.032cm" svg:y="22.094cm" svg:viewBox="0 0 1700 387" draw:points="849,387 0,387 0,0 1700,0 1700,387">
            <text:p/>
          </draw:polygon>
          <draw:path draw:style-name="gr6" draw:text-style-name="P5" draw:layer="layout" svg:width="0.326cm" svg:height="0.223cm" svg:x="3.047cm" svg:y="22.088cm" svg:viewBox="0 0 327 224" svg:d="M214 50c2-10 7-29 7-31 0-9-7-13-14-13-6 0-15 3-19 13-1 3-24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1 17-39 32-105 32-128 0-27-13-35-22-35-13 0-25 12-25 24 0 6 4 10 8 13 6 6 18 18 18 42 0 17-15 65-27 90-13 27-30 44-55 44-23 0-36-15-36-43 0-13 4-29 5-36z">
            <text:p/>
          </draw:path>
          <draw:path draw:style-name="gr6" draw:text-style-name="P5" draw:layer="layout" svg:width="0.09cm" svg:height="0.344cm" svg:x="3.424cm" svg:y="22.136cm" svg:viewBox="0 0 91 345" svg:d="M84 0c-66 46-84 120-84 172 0 49 15 125 84 173 2 0 7 0 7-4 0-2-1-3-4-5-47-42-63-101-63-164 0-93 35-138 65-164 1-1 2-2 2-4 0-4-5-4-7-4z">
            <text:p/>
          </draw:path>
          <draw:path draw:style-name="gr6" draw:text-style-name="P5" draw:layer="layout" svg:width="0.104cm" svg:height="0.232cm" svg:x="3.554cm" svg:y="22.166cm" svg:viewBox="0 0 105 233" svg:d="M96 13c0-5-4-13-13-13-10 0-20 9-20 19 0 6 4 13 14 13s19-10 19-19zM26 189c-2 5-4 8-4 15 0 15 14 29 33 29 36 0 50-48 50-53 0-4-4-4-5-4-5 0-5 2-7 5-8 28-24 42-37 42-7 0-8-5-8-13 0-7 2-13 6-21 3-10 7-19 11-28 2-8 15-40 17-43 1-4 2-8 2-12 0-16-15-29-34-29-34 0-50 47-50 53 0 4 4 4 6 4 5 0 5-2 6-5 9-30 25-43 37-43 6 0 9 4 9 13 0 7-2 13-11 34z">
            <text:p/>
          </draw:path>
          <draw:path draw:style-name="gr6" draw:text-style-name="P5" draw:layer="layout" svg:width="0.253cm" svg:height="0.254cm" svg:x="3.702cm" svg:y="22.181cm" svg:viewBox="0 0 254 255" svg:d="M136 135h106c5 0 12 0 12-7 0-9-7-9-12-9h-106v-107c0-4 0-12-8-12-9 0-9 8-9 12v107h-107c-4 0-12 0-12 9 0 7 8 7 12 7h107v107c0 4 0 13 9 13 8 0 8-8 8-13z">
            <text:p/>
          </draw:path>
          <draw:path draw:style-name="gr6" draw:text-style-name="P5" draw:layer="layout" svg:width="0.126cm" svg:height="0.229cm" svg:x="4.017cm" svg:y="22.165cm" svg:viewBox="0 0 127 230" svg:d="M78 10c0-10-1-10-10-10-22 21-53 22-68 22v13c8 0 31 0 50-10v177c0 11 0 15-34 15h-14v13c7 0 50-2 62-2 11 0 55 2 63 2v-13h-14c-35 0-35-4-35-15z">
            <text:p/>
          </draw:path>
          <draw:path draw:style-name="gr6" draw:text-style-name="P5" draw:layer="layout" svg:width="0.09cm" svg:height="0.344cm" svg:x="4.201cm" svg:y="22.136cm" svg:viewBox="0 0 91 345" svg:d="M7 0c-3 0-7 0-7 4 0 2 1 3 3 5 31 28 63 74 63 163 0 72-22 127-59 161-7 6-7 6-7 8s1 4 4 4c5 0 37-23 61-66 16-28 26-66 26-107 0-48-15-124-84-172z">
            <text:p/>
          </draw:path>
          <draw:path draw:style-name="gr6" draw:text-style-name="P5" draw:layer="layout" svg:width="0.151cm" svg:height="0.299cm" svg:x="4.33cm" svg:y="22.166cm" svg:viewBox="0 0 152 300" svg:d="M152 13c0-6-4-13-13-13-10 0-20 10-20 19 0 6 4 13 14 13 9 0 19-8 19-19zM78 246c-5 24-23 44-44 44-5 0-8-1-13-2 9-5 13-13 13-18 0-8-7-12-14-12-11 0-20 8-20 20 0 13 13 22 35 22 20 0 61-12 71-55l32-124c1-3 2-7 2-11 0-19-17-33-38-33-38 0-61 47-61 53 0 4 6 4 6 4 5 0 5-1 8-6 8-21 26-42 46-42 9 0 12 6 12 17 0 4-1 9-1 11z">
            <text:p/>
          </draw:path>
          <draw:path draw:style-name="gr6" draw:text-style-name="P5" draw:layer="layout" svg:width="0.169cm" svg:height="0.243cm" svg:x="4.538cm" svg:y="22.155cm" svg:viewBox="0 0 170 244" svg:d="M83 10c0 0 1-4 1-6 0-1-1-4-6-4-6 0-35 2-44 3-3 0-7 1-7 8 0 6 4 6 9 6 16 0 16 2 16 4 0 3 0 5-2 8l-48 196c-2 6-2 7-2 8 0 4 4 11 12 11 9 0 14-8 16-14 0-3 16-63 17-68 24 3 45 10 45 28 0 1 0 4-1 7-2 6-2 7-2 11 0 25 21 36 37 36 34 0 44-53 44-54 0-4-4-4-6-4-4 0-5 2-6 9-5 14-14 39-32 39-9 0-11-9-11-18 0-6 0-7 1-16 1-1 3-6 3-11 0-30-42-36-56-36 10-6 22-18 29-23 16-17 34-33 53-33 5 0 9 2 12 5-15 2-18 13-18 19 0 8 6 13 14 13 9 0 19-7 19-22 0-11-8-25-27-25s-37 15-54 31c-15 14-26 24-41 31z">
            <text:p/>
          </draw:path>
        </draw:g>
        <draw:line draw:style-name="gr18" draw:text-style-name="P3" draw:layer="layout" svg:x1="7.35cm" svg:y1="20.068cm" svg:x2="4.812cm" svg:y2="20.068cm">
          <text:p/>
        </draw:line>
        <draw:line draw:style-name="gr18" draw:text-style-name="P3" draw:layer="layout" svg:x1="13.702cm" svg:y1="20.579cm" svg:x2="9.89cm" svg:y2="20.579cm">
          <text:p/>
        </draw:line>
        <draw:g>
          <svg:title>TexMaths</svg:title>
          <svg:desc>14§display§w_{ij(k+1)}§svg§600§TRUE§</svg:desc>
          <draw:polygon draw:style-name="gr5" draw:text-style-name="P4" draw:layer="layout" svg:width="1.699cm" svg:height="0.386cm" svg:x="13.827cm" svg:y="20.446cm" svg:viewBox="0 0 1700 387" draw:points="849,387 0,387 0,0 1700,0 1700,387">
            <text:p/>
          </draw:polygon>
          <draw:path draw:style-name="gr6" draw:text-style-name="P5" draw:layer="layout" svg:width="0.326cm" svg:height="0.223cm" svg:x="13.842cm" svg:y="20.44cm" svg:viewBox="0 0 327 224" svg:d="M214 50c2-10 7-29 7-31 0-9-7-13-14-13-6 0-15 3-19 13-1 3-24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1 17-39 32-105 32-128 0-27-13-35-22-35-13 0-25 12-25 24 0 6 4 10 8 13 6 6 18 18 18 42 0 17-15 65-27 90-13 27-30 44-55 44-23 0-36-15-36-43 0-13 4-29 5-36z">
            <text:p/>
          </draw:path>
          <draw:path draw:style-name="gr6" draw:text-style-name="P5" draw:layer="layout" svg:width="0.104cm" svg:height="0.232cm" svg:x="14.196cm" svg:y="20.518cm" svg:viewBox="0 0 105 233" svg:d="M96 13c0-5-4-13-13-13-10 0-20 9-20 19 0 6 4 13 14 13s19-10 19-19zM26 189c-2 5-4 8-4 15 0 15 14 29 33 29 36 0 50-48 50-53 0-4-4-4-5-4-5 0-5 2-7 5-8 28-24 42-37 42-7 0-8-5-8-13 0-7 2-13 6-21 3-10 7-19 11-28 2-8 15-40 17-43 1-4 2-8 2-12 0-16-15-29-34-29-34 0-50 47-50 53 0 4 4 4 6 4 5 0 5-2 6-5 9-30 25-43 37-43 6 0 9 4 9 13 0 7-2 13-11 34z">
            <text:p/>
          </draw:path>
          <draw:path draw:style-name="gr6" draw:text-style-name="P5" draw:layer="layout" svg:width="0.151cm" svg:height="0.299cm" svg:x="14.319cm" svg:y="20.518cm" svg:viewBox="0 0 152 300" svg:d="M152 13c0-6-4-13-13-13-10 0-20 10-20 19 0 6 4 13 14 13 9 0 19-8 19-19zM78 246c-5 24-23 44-44 44-5 0-8-1-13-2 9-5 13-13 13-18 0-8-7-12-14-12-11 0-20 8-20 20 0 13 13 22 35 22 20 0 61-12 71-55l32-124c1-3 2-7 2-11 0-19-17-33-38-33-38 0-61 47-61 53 0 4 6 4 6 4 5 0 5-1 8-6 8-21 26-42 46-42 9 0 12 6 12 17 0 4-1 9-1 11z">
            <text:p/>
          </draw:path>
          <draw:path draw:style-name="gr6" draw:text-style-name="P5" draw:layer="layout" svg:width="0.09cm" svg:height="0.344cm" svg:x="14.541cm" svg:y="20.488cm" svg:viewBox="0 0 91 345" svg:d="M84 0c-66 46-84 120-84 172 0 49 15 125 84 173 2 0 7 0 7-4 0-2-1-3-4-5-47-42-63-101-63-164 0-93 35-138 65-164 1-1 2-2 2-4 0-4-5-4-7-4z">
            <text:p/>
          </draw:path>
          <draw:path draw:style-name="gr6" draw:text-style-name="P5" draw:layer="layout" svg:width="0.169cm" svg:height="0.243cm" svg:x="14.681cm" svg:y="20.507cm" svg:viewBox="0 0 170 244" svg:d="M83 10c0 0 1-4 1-6 0-1-1-4-6-4-6 0-35 2-44 3-3 0-7 1-7 8 0 6 4 6 9 6 16 0 16 2 16 4 0 3 0 5-2 8l-48 196c-2 6-2 7-2 8 0 4 4 11 12 11 9 0 14-8 16-14 0-3 16-63 17-68 24 3 45 10 45 28 0 1 0 4-1 7-2 6-2 7-2 11 0 25 21 36 37 36 34 0 44-53 44-54 0-4-4-4-6-4-4 0-5 2-6 9-5 14-14 39-32 39-9 0-11-9-11-18 0-6 0-7 1-16 1-1 3-6 3-11 0-30-42-36-56-36 10-6 22-18 29-23 16-17 34-33 53-33 5 0 9 2 12 5-15 2-18 13-18 19 0 8 6 13 14 13 9 0 19-7 19-22 0-11-8-25-27-25s-37 15-54 31c-15 14-26 24-41 31z">
            <text:p/>
          </draw:path>
          <draw:path draw:style-name="gr6" draw:text-style-name="P5" draw:layer="layout" svg:width="0.253cm" svg:height="0.254cm" svg:x="14.897cm" svg:y="20.533cm" svg:viewBox="0 0 254 255" svg:d="M136 135h106c5 0 12 0 12-7 0-9-7-9-12-9h-106v-107c0-4 0-12-8-12-9 0-9 8-9 12v107h-107c-4 0-12 0-12 9 0 7 8 7 12 7h107v107c0 4 0 13 9 13 8 0 8-8 8-13z">
            <text:p/>
          </draw:path>
          <draw:path draw:style-name="gr6" draw:text-style-name="P5" draw:layer="layout" svg:width="0.126cm" svg:height="0.229cm" svg:x="15.213cm" svg:y="20.517cm" svg:viewBox="0 0 127 230" svg:d="M78 10c0-10-1-10-10-10-22 21-53 22-68 22v13c8 0 31 0 50-10v177c0 11 0 15-34 15h-14v13c7 0 50-2 62-2 11 0 55 2 63 2v-13h-14c-35 0-35-4-35-15z">
            <text:p/>
          </draw:path>
          <draw:path draw:style-name="gr6" draw:text-style-name="P5" draw:layer="layout" svg:width="0.09cm" svg:height="0.344cm" svg:x="15.396cm" svg:y="20.488cm" svg:viewBox="0 0 91 345" svg:d="M7 0c-3 0-7 0-7 4 0 2 1 3 3 5 31 28 63 74 63 163 0 72-22 127-59 161-7 6-7 6-7 8s1 4 4 4c5 0 37-23 61-66 16-28 26-66 26-107 0-48-15-124-84-172z">
            <text:p/>
          </draw:path>
        </draw:g>
        <draw:g>
          <svg:title>TexMaths</svg:title>
          <svg:desc>14§display§w_{(i+1)j(k+1)}§svg§600§TRUE§</svg:desc>
          <draw:polygon draw:style-name="gr5" draw:text-style-name="P4" draw:layer="layout" svg:width="2.504cm" svg:height="0.386cm" svg:x="13.827cm" svg:y="21.344cm" svg:viewBox="0 0 2505 387" draw:points="1253,387 0,387 0,0 2505,0 2505,387">
            <text:p/>
          </draw:polygon>
          <draw:path draw:style-name="gr6" draw:text-style-name="P5" draw:layer="layout" svg:width="0.326cm" svg:height="0.223cm" svg:x="13.842cm" svg:y="21.338cm" svg:viewBox="0 0 327 224" svg:d="M214 50c2-10 7-29 7-31 0-9-7-13-14-13-6 0-15 3-19 13-1 3-24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1 16-39 32-105 32-128 0-27-13-35-22-35-13 0-25 12-25 24 0 6 3 10 8 13 6 6 18 18 18 42 0 17-15 65-27 90-13 27-30 44-55 44-23 0-36-15-36-43 0-13 4-29 5-36z">
            <text:p/>
          </draw:path>
          <draw:path draw:style-name="gr6" draw:text-style-name="P5" draw:layer="layout" svg:width="0.09cm" svg:height="0.344cm" svg:x="14.219cm" svg:y="21.386cm" svg:viewBox="0 0 91 345" svg:d="M84 0c-66 46-84 120-84 172 0 49 15 125 84 173 2 0 7 0 7-4 0-2-1-3-4-5-47-42-63-101-63-164 0-93 35-138 65-164 1-1 2-2 2-4 0-4-5-4-7-4z">
            <text:p/>
          </draw:path>
          <draw:path draw:style-name="gr6" draw:text-style-name="P5" draw:layer="layout" svg:width="0.104cm" svg:height="0.232cm" svg:x="14.349cm" svg:y="21.416cm" svg:viewBox="0 0 105 233" svg:d="M96 13c0-5-4-13-13-13-10 0-20 9-20 19 0 6 4 13 14 13s19-10 19-19zM26 189c-2 5-4 8-4 15 0 15 14 29 33 29 36 0 50-48 50-53 0-4-4-4-5-4-5 0-5 2-7 5-8 28-24 42-37 42-7 0-8-5-8-13 0-7 2-13 6-21 3-10 6-19 11-28 2-8 15-40 17-43 1-4 2-8 2-12 0-16-15-29-34-29-34 0-50 47-50 53 0 4 4 4 6 4 5 0 5-2 6-5 9-30 25-43 37-43 6 0 9 4 9 13 0 7-2 13-11 34z">
            <text:p/>
          </draw:path>
          <draw:path draw:style-name="gr6" draw:text-style-name="P5" draw:layer="layout" svg:width="0.253cm" svg:height="0.254cm" svg:x="14.497cm" svg:y="21.431cm" svg:viewBox="0 0 254 255" svg:d="M136 135h106c4 0 12 0 12-7 0-9-8-9-12-9h-106v-107c0-4 0-12-8-12-9 0-9 8-9 12v107h-107c-4 0-12 0-12 9 0 7 8 7 12 7h107v107c0 4 0 13 9 13 8 0 8-8 8-13z">
            <text:p/>
          </draw:path>
          <draw:path draw:style-name="gr6" draw:text-style-name="P5" draw:layer="layout" svg:width="0.126cm" svg:height="0.229cm" svg:x="14.812cm" svg:y="21.415cm" svg:viewBox="0 0 127 230" svg:d="M78 10c0-10-1-10-10-10-22 21-53 22-68 22v13c8 0 31 0 50-10v177c0 11 0 15-34 15h-14v13c7 0 50-2 62-2 11 0 55 2 63 2v-13h-14c-35 0-35-4-35-15z">
            <text:p/>
          </draw:path>
          <draw:path draw:style-name="gr6" draw:text-style-name="P5" draw:layer="layout" svg:width="0.09cm" svg:height="0.344cm" svg:x="14.995cm" svg:y="21.386cm" svg:viewBox="0 0 91 345" svg:d="M7 0c-3 0-7 0-7 4 0 2 1 3 3 5 31 28 63 74 63 163 0 72-22 127-59 161-7 6-7 6-7 8s1 4 4 4c5 0 37-23 61-66 16-28 26-66 26-107 0-48-15-124-84-172z">
            <text:p/>
          </draw:path>
          <draw:path draw:style-name="gr6" draw:text-style-name="P5" draw:layer="layout" svg:width="0.151cm" svg:height="0.299cm" svg:x="15.124cm" svg:y="21.416cm" svg:viewBox="0 0 152 300" svg:d="M152 13c0-6-4-13-13-13-10 0-20 10-20 19 0 6 4 13 14 13 9 0 19-8 19-19zM78 246c-5 24-23 44-44 44-5 0-8-1-13-2 9-5 13-13 13-18 0-8-7-12-14-12-11 0-20 8-20 20 0 13 13 22 35 22 20 0 61-12 71-55l32-124c1-3 2-7 2-11 0-19-17-33-38-33-38 0-61 47-61 53 0 4 6 4 6 4 5 0 5-1 8-6 8-21 26-42 46-42 9 0 12 6 12 17 0 4-1 9-1 11z">
            <text:p/>
          </draw:path>
          <draw:path draw:style-name="gr6" draw:text-style-name="P5" draw:layer="layout" svg:width="0.09cm" svg:height="0.344cm" svg:x="15.347cm" svg:y="21.386cm" svg:viewBox="0 0 91 345" svg:d="M84 0c-66 46-84 120-84 172 0 49 15 125 84 173 2 0 7 0 7-4 0-2-1-3-4-5-47-42-63-101-63-164 0-93 35-138 65-164 1-1 2-2 2-4 0-4-5-4-7-4z">
            <text:p/>
          </draw:path>
          <draw:path draw:style-name="gr6" draw:text-style-name="P5" draw:layer="layout" svg:width="0.169cm" svg:height="0.243cm" svg:x="15.487cm" svg:y="21.405cm" svg:viewBox="0 0 170 244" svg:d="M83 10c0 0 1-4 1-6 0-1-1-4-6-4-6 0-35 2-44 3-3 0-7 1-7 8 0 6 4 6 9 6 16 0 16 2 16 4 0 3 0 5-2 8l-48 196c-2 6-2 7-2 8 0 4 4 11 12 11 9 0 14-8 16-14 0-3 16-63 17-68 24 3 45 10 45 28 0 1 0 4-1 7-2 6-2 7-2 11 0 25 21 36 37 36 34 0 44-53 44-54 0-4-4-4-6-4-4 0-5 2-6 9-5 14-14 39-32 39-9 0-11-9-11-18 0-6 0-7 1-16 1-1 3-6 3-11 0-30-42-36-57-36 11-6 23-18 30-23 16-17 34-33 53-33 5 0 9 2 12 5-15 2-18 13-18 19 0 8 6 13 14 13 9 0 19-7 19-22 0-11-8-25-25-25-21 0-39 15-56 31-15 14-26 24-41 31z">
            <text:p/>
          </draw:path>
          <draw:path draw:style-name="gr6" draw:text-style-name="P5" draw:layer="layout" svg:width="0.253cm" svg:height="0.254cm" svg:x="15.702cm" svg:y="21.431cm" svg:viewBox="0 0 254 255" svg:d="M136 135h106c4 0 12 0 12-7 0-9-8-9-12-9h-106v-107c0-4 0-12-8-12-9 0-9 8-9 12v107h-107c-4 0-12 0-12 9 0 7 8 7 12 7h107v107c0 4 0 13 9 13 8 0 8-8 8-13z">
            <text:p/>
          </draw:path>
          <draw:path draw:style-name="gr6" draw:text-style-name="P5" draw:layer="layout" svg:width="0.126cm" svg:height="0.229cm" svg:x="16.018cm" svg:y="21.415cm" svg:viewBox="0 0 127 230" svg:d="M78 10c0-10-1-10-10-10-22 21-53 22-68 22v13c8 0 31 0 50-10v177c0 11 0 15-34 15h-14v13c7 0 50-2 62-2 11 0 55 2 63 2v-13h-14c-35 0-35-4-35-15z">
            <text:p/>
          </draw:path>
          <draw:path draw:style-name="gr6" draw:text-style-name="P5" draw:layer="layout" svg:width="0.09cm" svg:height="0.344cm" svg:x="16.201cm" svg:y="21.386cm" svg:viewBox="0 0 91 345" svg:d="M7 0c-3 0-7 0-7 4 0 2 1 3 3 5 31 28 63 74 63 163 0 72-22 127-59 161-7 6-7 6-7 8s1 4 4 4c5 0 37-23 61-66 16-28 26-66 26-107 0-48-15-124-84-172z">
            <text:p/>
          </draw:path>
        </draw:g>
        <draw:custom-shape draw:style-name="gr10" draw:text-style-name="P2" draw:layer="layout" svg:width="1.27cm" svg:height="2.921cm" svg:x="11.16cm" svg:y="14.5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27cm" svg:height="0.635cm" svg:x="11.16cm" svg:y="13.9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1.651cm" svg:x="12.43cm" svg:y="15.8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2.921cm" svg:x="16.24cm" svg:y="14.5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27cm" svg:height="0.635cm" svg:x="17.51cm" svg:y="15.2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1.651cm" svg:x="17.51cm" svg:y="15.85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9T17:35:46.813776886</meta:creation-date>
    <dc:date>2018-08-13T14:02:41.416077544</dc:date>
    <meta:editing-duration>P1DT13H12M21S</meta:editing-duration>
    <meta:editing-cycles>3</meta:editing-cycles>
    <meta:generator>LibreOffice/6.0.3.2$Linux_X86_64 LibreOffice_project/00m0$Build-2</meta:generator>
    <meta:document-statistic meta:object-count="266"/>
  </office:meta>
</office:document-meta>
</file>